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9994.8855555556" calcext:value-type="float">
            <text:p><text:s/>59,995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91673" calcext:value-type="float">
            <text:p><text:s/>91,673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27126929.9833333" calcext:value-type="float">
            <text:p><text:s/>27,126,930 <text:s/></text:p>
          </table:table-cell>
          <table:table-cell table:style-name="ce50" office:value-type="float" office:value="5374524" calcext:value-type="float">
            <text:p><text:s/>5,374,524 <text:s/></text:p>
          </table:table-cell>
          <table:table-cell table:style-name="ce50" office:value-type="float" office:value="29752611" calcext:value-type="float">
            <text:p><text:s/>29,752,611 <text:s/></text:p>
          </table:table-cell>
          <table:table-cell table:style-name="ce50" office:value-type="float" office:value="43406" calcext:value-type="float">
            <text:p><text:s/>43,406 <text:s/></text:p>
          </table:table-cell>
          <table:table-cell table:style-name="ce50" office:value-type="float" office:value="5933899" calcext:value-type="float">
            <text:p><text:s/>5,933,89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14190" calcext:value-type="float">
            <text:p><text:s/>214,1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471.55555555556" calcext:value-type="float">
            <text:p><text:s/>1,4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892" calcext:value-type="float">
            <text:p><text:s/>1,89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249358.17214935" calcext:value-type="float">
            <text:p><text:s/>1,249,358 <text:s/></text:p>
          </table:table-cell>
          <table:table-cell table:style-name="ce50" office:value-type="float" office:value="133838" calcext:value-type="float">
            <text:p><text:s/>133,838 <text:s/></text:p>
          </table:table-cell>
          <table:table-cell table:style-name="ce50" office:value-type="float" office:value="1518353.38668019" calcext:value-type="float">
            <text:p><text:s/>1,518,3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434.613319813" calcext:value-type="float">
            <text:p><text:s/>311,43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2007" calcext:value-type="float">
            <text:p><text:s/>-12,0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5936095.141184" calcext:value-type="float">
            <text:p><text:s/>25,936,095 <text:s/></text:p>
          </table:table-cell>
          <table:table-cell table:style-name="ce51" office:value-type="float" office:value="5240686" calcext:value-type="float">
            <text:p><text:s/>5,240,686 <text:s/></text:p>
          </table:table-cell>
          <table:table-cell table:style-name="ce51" office:value-type="float" office:value="28325930.6133198" calcext:value-type="float">
            <text:p><text:s/>28,325,931 <text:s/></text:p>
          </table:table-cell>
          <table:table-cell table:style-name="ce51" office:value-type="float" office:value="43406" calcext:value-type="float">
            <text:p><text:s/>43,406 <text:s/></text:p>
          </table:table-cell>
          <table:table-cell table:style-name="ce51" office:value-type="float" office:value="5622464.38668019" calcext:value-type="float">
            <text:p><text:s/>5,622,46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24305" calcext:value-type="float">
            <text:p><text:s/>224,305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634439.819688889" calcext:value-type="float">
            <text:p><text:s/>634,440 <text:s/></text:p>
          </table:table-cell>
          <table:table-cell table:style-name="ce51" office:value-type="float" office:value="610754" calcext:value-type="float">
            <text:p><text:s/>610,754 <text:s/></text:p>
          </table:table-cell>
          <table:table-cell table:style-name="ce51" office:value-type="float" office:value="267580.000000001" calcext:value-type="float">
            <text:p><text:s/>267,58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33829.0304" calcext:value-type="float">
            <text:p><text:s/>-33,829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749643.2849429" calcext:value-type="float">
            <text:p><text:s/>24,749,643 <text:s/></text:p>
          </table:table-cell>
          <table:table-cell table:style-name="ce50" office:value-type="float" office:value="4629932" calcext:value-type="float">
            <text:p><text:s/>4,629,932 <text:s/></text:p>
          </table:table-cell>
          <table:table-cell table:style-name="ce50" office:value-type="float" office:value="22632057.9078972" calcext:value-type="float">
            <text:p><text:s/>22,632,0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22464.38668019" calcext:value-type="float">
            <text:p><text:s/>5,622,4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19386.8304" calcext:value-type="float">
            <text:p><text:s/>3,619,3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252973.23555556" calcext:value-type="float">
            <text:p><text:s/>4,252,973 <text:s/></text:p>
          </table:table-cell>
          <table:table-cell table:style-name="ce50" office:value-type="float" office:value="4629932" calcext:value-type="float">
            <text:p><text:s/>4,629,932 <text:s/></text:p>
          </table:table-cell>
          <table:table-cell table:style-name="ce50" office:value-type="float" office:value="852260" calcext:value-type="float">
            <text:p><text:s/>852,2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507348.15491111" calcext:value-type="float">
            <text:p><text:s/>3,507,3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2214.58" calcext:value-type="float">
            <text:p><text:s/>912,2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19386.8304" calcext:value-type="float">
            <text:p><text:s/>3,619,38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3795664.9222951" calcext:value-type="float">
            <text:p><text:s/>13,795,6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946973.6133198" calcext:value-type="float">
            <text:p><text:s/>16,946,9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22464.38668019" calcext:value-type="float">
            <text:p><text:s/>5,622,4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113204.871111111" calcext:value-type="float">
            <text:p><text:s/>113,2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7573" calcext:value-type="float">
            <text:p><text:s/>167,5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080452.10107007" calcext:value-type="float">
            <text:p><text:s/>3,080,452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753036.7145774" calcext:value-type="float">
            <text:p><text:s/>3,753,037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423790.51977778" calcext:value-type="float">
            <text:p><text:s/>5,423,7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153252" calcext:value-type="float">
            <text:p><text:s/>4,153,2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423790.51977778" calcext:value-type="float">
            <text:p><text:s/>5,423,7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153252" calcext:value-type="float">
            <text:p><text:s/>4,153,25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862081.852333333" calcext:value-type="float">
            <text:p><text:s/>862,08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24405.279666667" calcext:value-type="float">
            <text:p><text:s/>424,40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37676.572666667" calcext:value-type="float">
            <text:p><text:s/>437,67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6212.6708666667" calcext:value-type="float">
            <text:p><text:s/>26,213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906.0304" calcext:value-type="float">
            <text:p><text:s/>2,906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087508.03312993" calcext:value-type="float">
            <text:p><text:s/>5,087,50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26292.7054226" calcext:value-type="float">
            <text:p><text:s/>5,426,293 <text:s/></text:p>
          </table:table-cell>
          <table:table-cell table:style-name="ce52" office:value-type="float" office:value="43406" calcext:value-type="float">
            <text:p><text:s/>43,40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89093.1696" calcext:value-type="float">
            <text:p><text:s/>789,093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863109.74424105" calcext:value-type="float">
            <text:p><text:s/>4,863,11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5426292.7054226" calcext:value-type="float">
            <text:p><text:s/>5,426,29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544607.1696" calcext:value-type="float">
            <text:p><text:s/>544,60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862204.64757438" calcext:value-type="float">
            <text:p><text:s/>4,862,2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4909.7054226" calcext:value-type="float">
            <text:p><text:s/>5,424,9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4607.1696" calcext:value-type="float">
            <text:p><text:s/>544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6172.2156631325" calcext:value-type="float">
            <text:p><text:s/>66,1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7952.2929224" calcext:value-type="float">
            <text:p><text:s/>97,9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79211.509992642" calcext:value-type="float">
            <text:p><text:s/>379,2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61332.82729174" calcext:value-type="float">
            <text:p><text:s/>561,3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658373.15224482" calcext:value-type="float">
            <text:p><text:s/>1,658,3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55386.42930976" calcext:value-type="float">
            <text:p><text:s/>2,455,38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925755.175420949" calcext:value-type="float">
            <text:p><text:s/>925,7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0361.27940601" calcext:value-type="float">
            <text:p><text:s/>1,370,3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0792.9244444444" calcext:value-type="float">
            <text:p>( 20,793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0779" calcext:value-type="float">
            <text:p>( 30,77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904962.250976505" calcext:value-type="float">
            <text:p>( 904,96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39582.27940601" calcext:value-type="float">
            <text:p>( 1,339,58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94874.365269351" calcext:value-type="float">
            <text:p><text:s/>394,8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4517.97490529" calcext:value-type="float">
            <text:p><text:s/>584,5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337743.611554515" calcext:value-type="float">
            <text:p><text:s/>337,7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0507.17499846" calcext:value-type="float">
            <text:p><text:s/>500,5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537824.57555556" calcext:value-type="float">
            <text:p><text:s/>1,537,8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76503" calcext:value-type="float">
            <text:p><text:s/>2,276,50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27366.57444444" calcext:value-type="float">
            <text:p><text:s/>1,527,3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1002" calcext:value-type="float">
            <text:p><text:s/>2,261,0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0458.0011111111" calcext:value-type="float">
            <text:p><text:s/>10,4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501" calcext:value-type="float">
            <text:p><text:s/>15,5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97833.22213333" calcext:value-type="float">
            <text:p><text:s/>1,197,8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4607.1696" calcext:value-type="float">
            <text:p><text:s/>544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197833.22213333" calcext:value-type="float">
            <text:p><text:s/>1,197,8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44607.1696" calcext:value-type="float">
            <text:p><text:s/>544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2789.9719848996" calcext:value-type="float">
            <text:p><text:s/>22,7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735.1558987" calcext:value-type="float">
            <text:p><text:s/>33,7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905.096666666667" calcext:value-type="float">
            <text:p><text:s/>9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83" calcext:value-type="float">
            <text:p><text:s/>1,3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05.096666666667" calcext:value-type="float">
            <text:p><text:s/>90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383" calcext:value-type="float">
            <text:p><text:s/>1,38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4398.288888889" calcext:value-type="float">
            <text:p><text:s/>224,3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406" calcext:value-type="float">
            <text:p><text:s/>43,4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486" calcext:value-type="float">
            <text:p><text:s/>244,4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4398.288888889" calcext:value-type="float">
            <text:p><text:s/>224,39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406" calcext:value-type="float">
            <text:p><text:s/>43,40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486" calcext:value-type="float">
            <text:p><text:s/>244,4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73830888.123588" calcext:value-type="float">
            <text:p><text:s/>73,830,88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7921879.6573919" calcext:value-type="float">
            <text:p><text:s/>57,921,88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5909008.4661961" calcext:value-type="float">
            <text:p><text:s/>15,909,00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59110688.5" calcext:value-type="float">
            <text:p><text:s/>59,110,68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6079206.0338039" calcext:value-type="float">
            <text:p><text:s/>46,079,20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3031482.4661961" calcext:value-type="float">
            <text:p><text:s/>13,031,48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78125.484919" calcext:value-type="float">
            <text:p><text:s/>278,12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8125.484919" calcext:value-type="float">
            <text:p><text:s/>278,12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4442074.138669" calcext:value-type="float">
            <text:p><text:s/>14,442,07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564548.138669" calcext:value-type="float">
            <text:p><text:s/>11,564,54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77526" calcext:value-type="float">
            <text:p><text:s/>2,877,526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47106" calcext:value-type="float">
            <text:p><text:s/>47,106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030712.8792947" calcext:value-type="float">
            <text:p><text:s/>49,030,713 <text:s/></text:p>
          </table:table-cell>
          <table:table-cell table:style-name="ce50" office:value-type="float" office:value="40454116" calcext:value-type="float">
            <text:p><text:s/>40,454,11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2353.476" calcext:value-type="float">
            <text:p><text:s/>1,592,3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16907.63903654" calcext:value-type="float">
            <text:p><text:s/>2,516,9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8840.842" calcext:value-type="float">
            <text:p><text:s/>118,8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95481.46666667" calcext:value-type="float">
            <text:p><text:s/>4,395,4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68854.22222222" calcext:value-type="float">
            <text:p><text:s/>1,868,8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651254.185351112" calcext:value-type="float">
            <text:p><text:s/>-651,254 <text:s/></text:p>
          </table:table-cell>
          <table:table-cell table:style-name="ce50" office:value-type="float" office:value="-600518" calcext:value-type="float">
            <text:p><text:s/>-600,51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696.384" calcext:value-type="float">
            <text:p><text:s/>25,6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0947829.7367204" calcext:value-type="float">
            <text:p><text:s/>40,947,830 <text:s/></text:p>
          </table:table-cell>
          <table:table-cell table:style-name="ce51" office:value-type="float" office:value="41101740" calcext:value-type="float">
            <text:p><text:s/>41,101,74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47816.25" calcext:value-type="float">
            <text:p><text:s/>1,447,81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52928.22576778" calcext:value-type="float">
            <text:p><text:s/>3,152,9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884.466" calcext:value-type="float">
            <text:p><text:s/>9,88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62030" calcext:value-type="float">
            <text:p><text:s/>262,030 <text:s/></text:p>
          </table:table-cell>
          <table:table-cell table:style-name="ce50" office:value-type="float" office:value="3920910" calcext:value-type="float">
            <text:p><text:s/>3,920,910 <text:s/></text:p>
          </table:table-cell>
          <table:table-cell table:style-name="ce50" office:value-type="float" office:value="348700" calcext:value-type="float">
            <text:p><text:s/>348,700 <text:s/></text:p>
          </table:table-cell>
          <table:table-cell table:style-name="ce50" office:value-type="float" office:value="48647891.1309268" calcext:value-type="float">
            <text:p><text:s/>48,647,891 <text:s/></text:p>
          </table:table-cell>
          <table:table-cell table:style-name="ce50" office:value-type="float" office:value="41101740" calcext:value-type="float">
            <text:p><text:s/>41,101,7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1101740" calcext:value-type="float">
            <text:p><text:s/>41,101,74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34478.93333333" calcext:value-type="float">
            <text:p><text:s/>6,634,4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9.2" calcext:value-type="float">
            <text:p><text:s/>4,09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62030" calcext:value-type="float">
            <text:p><text:s/>262,030 <text:s/></text:p>
          </table:table-cell>
          <table:table-cell table:style-name="ce51" office:value-type="float" office:value="3920910" calcext:value-type="float">
            <text:p><text:s/>3,920,910 <text:s/></text:p>
          </table:table-cell>
          <table:table-cell table:style-name="ce51" office:value-type="float" office:value="348700" calcext:value-type="float">
            <text:p><text:s/>348,700 <text:s/></text:p>
          </table:table-cell>
          <table:table-cell table:style-name="ce51" office:value-type="float" office:value="907572.997593425" calcext:value-type="float">
            <text:p><text:s/>907,573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925958" calcext:value-type="float">
            <text:p><text:s/>1,925,958 <text:s/></text:p>
          </table:table-cell>
          <table:table-cell table:style-name="ce50" office:value-type="float" office:value="13057630" calcext:value-type="float">
            <text:p><text:s/>13,057,630 <text:s/></text:p>
          </table:table-cell>
          <table:table-cell table:style-name="ce50" office:value-type="float" office:value="806072" calcext:value-type="float">
            <text:p><text:s/>806,072 <text:s/></text:p>
          </table:table-cell>
          <table:table-cell table:style-name="ce50" office:value-type="float" office:value="44334653.8339844" calcext:value-type="float">
            <text:p><text:s/>44,334,6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40" calcext:value-type="float">
            <text:p><text:s/>1,450,740 <text:s/></text:p>
          </table:table-cell>
          <table:table-cell table:style-name="ce50" office:value-type="float" office:value="1442950.236" calcext:value-type="float">
            <text:p><text:s/>1,442,95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925958" calcext:value-type="float">
            <text:p><text:s/>1,925,958 <text:s/></text:p>
          </table:table-cell>
          <table:table-cell table:style-name="ce50" office:value-type="float" office:value="13057630" calcext:value-type="float">
            <text:p><text:s/>13,057,630 <text:s/></text:p>
          </table:table-cell>
          <table:table-cell table:style-name="ce50" office:value-type="float" office:value="806072" calcext:value-type="float">
            <text:p><text:s/>806,072 <text:s/></text:p>
          </table:table-cell>
          <table:table-cell table:style-name="ce50" office:value-type="float" office:value="42764928.6203791" calcext:value-type="float">
            <text:p><text:s/>42,764,92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40" calcext:value-type="float">
            <text:p><text:s/>1,450,740 <text:s/></text:p>
          </table:table-cell>
          <table:table-cell table:style-name="ce50" office:value-type="float" office:value="1382061.47421432" calcext:value-type="float">
            <text:p><text:s/>1,382,06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69725.21360533" calcext:value-type="float">
            <text:p><text:s/>1,569,72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0888.761785682" calcext:value-type="float">
            <text:p><text:s/>60,8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84106" calcext:value-type="float">
            <text:p><text:s/>584,106 <text:s/></text:p>
          </table:table-cell>
          <table:table-cell table:style-name="ce50" office:value-type="float" office:value="6300248" calcext:value-type="float">
            <text:p><text:s/>6,300,248 <text:s/></text:p>
          </table:table-cell>
          <table:table-cell table:style-name="ce50" office:value-type="float" office:value="219475" calcext:value-type="float">
            <text:p><text:s/>219,475 <text:s/></text:p>
          </table:table-cell>
          <table:table-cell table:style-name="ce50" office:value-type="float" office:value="2226680.11463075" calcext:value-type="float">
            <text:p><text:s/>2,226,6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40" calcext:value-type="float">
            <text:p><text:s/>1,450,740 <text:s/></text:p>
          </table:table-cell>
          <table:table-cell table:style-name="ce50" office:value-type="float" office:value="24246.666" calcext:value-type="float">
            <text:p><text:s/>24,2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9.6" calcext:value-type="float">
            <text:p><text:s/>99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52780" calcext:value-type="float">
            <text:p><text:s/>352,780 <text:s/></text:p>
          </table:table-cell>
          <table:table-cell table:style-name="ce50" office:value-type="float" office:value="2481046" calcext:value-type="float">
            <text:p><text:s/>2,481,046 <text:s/></text:p>
          </table:table-cell>
          <table:table-cell table:style-name="ce50" office:value-type="float" office:value="219475" calcext:value-type="float">
            <text:p><text:s/>219,475 <text:s/></text:p>
          </table:table-cell>
          <table:table-cell table:style-name="ce50" office:value-type="float" office:value="75923.4975733333" calcext:value-type="float">
            <text:p><text:s/>75,9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7.216" calcext:value-type="float">
            <text:p><text:s/>56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231326" calcext:value-type="float">
            <text:p><text:s/>231,326 <text:s/></text:p>
          </table:table-cell>
          <table:table-cell table:style-name="ce50" office:value-type="float" office:value="3819202" calcext:value-type="float">
            <text:p><text:s/>3,819,20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3.58103" calcext:value-type="float">
            <text:p><text:s/>1,5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61.602" calcext:value-type="float">
            <text:p><text:s/>2,1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46399.04727075" calcext:value-type="float">
            <text:p><text:s/>2,146,39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50740" calcext:value-type="float">
            <text:p><text:s/>1,450,740 <text:s/></text:p>
          </table:table-cell>
          <table:table-cell table:style-name="ce50" office:value-type="float" office:value="19214.442" calcext:value-type="float">
            <text:p><text:s/>19,2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.2666666666667" calcext:value-type="float">
            <text:p><text:s/>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98.12209" calcext:value-type="float">
            <text:p><text:s/>1,69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303.406" calcext:value-type="float">
            <text:p><text:s/>2,30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2556" calcext:value-type="float">
            <text:p><text:s/>2,556 <text:s/></text:p>
          </table:table-cell>
          <table:table-cell table:style-name="ce52" office:value-type="float" office:value="218146" calcext:value-type="float">
            <text:p><text:s/>218,146 <text:s/></text:p>
          </table:table-cell>
          <table:table-cell table:style-name="ce52" office:value-type="float" office:value="18907" calcext:value-type="float">
            <text:p><text:s/>18,907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77266" calcext:value-type="float">
            <text:p><text:s/>1,077,266 <text:s/></text:p>
          </table:table-cell>
          <table:table-cell table:style-name="ce52" office:value-type="float" office:value="2618326" calcext:value-type="float">
            <text:p><text:s/>2,618,326 <text:s/></text:p>
          </table:table-cell>
          <table:table-cell table:style-name="ce52" office:value-type="float" office:value="218990" calcext:value-type="float">
            <text:p><text:s/>218,990 <text:s/></text:p>
          </table:table-cell>
          <table:table-cell table:style-name="ce52" office:value-type="float" office:value="31254984.0993795" calcext:value-type="float">
            <text:p><text:s/>31,254,984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856635.354" calcext:value-type="float">
            <text:p><text:s/>2,856,63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077266" calcext:value-type="float">
            <text:p><text:s/>1,077,266 <text:s/></text:p>
          </table:table-cell>
          <table:table-cell table:style-name="ce52" office:value-type="float" office:value="2618326" calcext:value-type="float">
            <text:p><text:s/>2,618,326 <text:s/></text:p>
          </table:table-cell>
          <table:table-cell table:style-name="ce52" office:value-type="float" office:value="218990" calcext:value-type="float">
            <text:p><text:s/>218,990 <text:s/></text:p>
          </table:table-cell>
          <table:table-cell table:style-name="ce52" office:value-type="float" office:value="23051788.574298" calcext:value-type="float">
            <text:p><text:s/>23,051,78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856635.354" calcext:value-type="float">
            <text:p><text:s/>2,856,6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077266" calcext:value-type="float">
            <text:p><text:s/>1,077,266 <text:s/></text:p>
          </table:table-cell>
          <table:table-cell table:style-name="ce50" office:value-type="float" office:value="2618326" calcext:value-type="float">
            <text:p><text:s/>2,618,326 <text:s/></text:p>
          </table:table-cell>
          <table:table-cell table:style-name="ce50" office:value-type="float" office:value="218990" calcext:value-type="float">
            <text:p><text:s/>218,990 <text:s/></text:p>
          </table:table-cell>
          <table:table-cell table:style-name="ce50" office:value-type="float" office:value="7403317.10728138" calcext:value-type="float">
            <text:p><text:s/>7,403,3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8759.664" calcext:value-type="float">
            <text:p><text:s/>548,76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37.31485" calcext:value-type="float">
            <text:p><text:s/>42,0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9.99" calcext:value-type="float">
            <text:p><text:s/>1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2933.944336576" calcext:value-type="float">
            <text:p><text:s/>512,9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478.852" calcext:value-type="float">
            <text:p><text:s/>11,4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1159.00314901" calcext:value-type="float">
            <text:p><text:s/>1,491,1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86.604" calcext:value-type="float">
            <text:p><text:s/>6,68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772.2258366667" calcext:value-type="float">
            <text:p><text:s/>59,7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9.078" calcext:value-type="float">
            <text:p><text:s/>12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29.4877366667" calcext:value-type="float">
            <text:p><text:s/>12,4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92.538" calcext:value-type="float">
            <text:p><text:s/>1,89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8386.200671008" calcext:value-type="float">
            <text:p><text:s/>498,3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46.988" calcext:value-type="float">
            <text:p><text:s/>2,84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99.04299" calcext:value-type="float">
            <text:p><text:s/>7,9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157.466" calcext:value-type="float">
            <text:p><text:s/>7,1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41406.15795178" calcext:value-type="float">
            <text:p><text:s/>1,741,4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515.33" calcext:value-type="float">
            <text:p><text:s/>28,5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0178.66296693" calcext:value-type="float">
            <text:p><text:s/>1,610,1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495.814" calcext:value-type="float">
            <text:p><text:s/>5,49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32335.64520351" calcext:value-type="float">
            <text:p>( 1,332,33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495.814" calcext:value-type="float">
            <text:p>( 5,49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7843.017763424" calcext:value-type="float">
            <text:p>( 277,84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195.5604670827" calcext:value-type="float">
            <text:p><text:s/>68,1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32.624" calcext:value-type="float">
            <text:p><text:s/>1,0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031.9345177653" calcext:value-type="float">
            <text:p><text:s/>63,0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986.892" calcext:value-type="float">
            <text:p><text:s/>21,987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3601.20783" calcext:value-type="float">
            <text:p><text:s/>213,6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88.722" calcext:value-type="float">
            <text:p><text:s/>3,6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855.4560833333" calcext:value-type="float">
            <text:p><text:s/>50,85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99.85" calcext:value-type="float">
            <text:p><text:s/>1,500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329455.352307778" calcext:value-type="float">
            <text:p><text:s/>329,45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7704.502" calcext:value-type="float">
            <text:p><text:s/>27,7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52544.49741" calcext:value-type="float">
            <text:p><text:s/>652,5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687.894" calcext:value-type="float">
            <text:p><text:s/>84,6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154.078692222" calcext:value-type="float">
            <text:p><text:s/>184,15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0.898" calcext:value-type="float">
            <text:p><text:s/>11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8390.418717778" calcext:value-type="float">
            <text:p><text:s/>468,3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4576.996" calcext:value-type="float">
            <text:p><text:s/>84,5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8511.0175888889" calcext:value-type="float">
            <text:p>( 18,511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5106.58" calcext:value-type="float">
            <text:p>( 25,107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14450.79114" calcext:value-type="float">
            <text:p>( 14,45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9601.676" calcext:value-type="float">
            <text:p>( 19,60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077266" calcext:value-type="float">
            <text:p><text:s/>1,077,266 <text:s/></text:p>
          </table:table-cell>
          <table:table-cell table:style-name="ce50" office:value-type="float" office:value="2618326" calcext:value-type="float">
            <text:p><text:s/>2,618,326 <text:s/></text:p>
          </table:table-cell>
          <table:table-cell table:style-name="ce50" office:value-type="float" office:value="218990" calcext:value-type="float">
            <text:p><text:s/>218,990 <text:s/></text:p>
          </table:table-cell>
          <table:table-cell table:style-name="ce50" office:value-type="float" office:value="1023625.52653222" calcext:value-type="float">
            <text:p><text:s/>1,023,6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0451.954" calcext:value-type="float">
            <text:p><text:s/>80,45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77266" calcext:value-type="float">
            <text:p><text:s/>1,077,266 <text:s/></text:p>
          </table:table-cell>
          <table:table-cell table:style-name="ce50" office:value-type="float" office:value="2618326" calcext:value-type="float">
            <text:p><text:s/>2,618,326 <text:s/></text:p>
          </table:table-cell>
          <table:table-cell table:style-name="ce50" office:value-type="float" office:value="218990" calcext:value-type="float">
            <text:p><text:s/>218,990 <text:s/></text:p>
          </table:table-cell>
          <table:table-cell table:style-name="ce50" office:value-type="float" office:value="901217.97823" calcext:value-type="float">
            <text:p><text:s/>901,21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3173.682" calcext:value-type="float">
            <text:p><text:s/>63,1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407.548302222" calcext:value-type="float">
            <text:p><text:s/>122,4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278.272" calcext:value-type="float">
            <text:p><text:s/>17,2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2" calcext:value-type="float">
            <text:p>( 5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9070.423067778" calcext:value-type="float">
            <text:p><text:s/>139,07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046.286" calcext:value-type="float">
            <text:p><text:s/>28,04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081.5326033333" calcext:value-type="float">
            <text:p><text:s/>20,08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092.418" calcext:value-type="float">
            <text:p><text:s/>3,09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356.263114112" calcext:value-type="float">
            <text:p><text:s/>131,3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79.212" calcext:value-type="float">
            <text:p><text:s/>7,8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685.7199711111" calcext:value-type="float">
            <text:p><text:s/>66,68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758.324" calcext:value-type="float">
            <text:p><text:s/>16,7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9917.34116" calcext:value-type="float">
            <text:p><text:s/>199,9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5809.144" calcext:value-type="float">
            <text:p><text:s/>235,8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78.93333334267" calcext:value-type="float">
            <text:p><text:s/>1,8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8121.476346667" calcext:value-type="float">
            <text:p><text:s/>208,1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4.512" calcext:value-type="float">
            <text:p><text:s/>33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263405.3766444" calcext:value-type="float">
            <text:p><text:s/>12,263,40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23.48" calcext:value-type="float">
            <text:p><text:s/>12,0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0637.666666667" calcext:value-type="float">
            <text:p><text:s/>390,6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00003.8433111" calcext:value-type="float">
            <text:p><text:s/>11,400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023.48" calcext:value-type="float">
            <text:p><text:s/>12,0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696.1333333333" calcext:value-type="float">
            <text:p><text:s/>47,6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5067.733333333" calcext:value-type="float">
            <text:p><text:s/>425,06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8531.956843333" calcext:value-type="float">
            <text:p><text:s/>728,5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.634" calcext:value-type="float">
            <text:p><text:s/>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02.49017666667" calcext:value-type="float">
            <text:p><text:s/>2,9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3.634" calcext:value-type="float">
            <text:p><text:s/>24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725629.466666667" calcext:value-type="float">
            <text:p><text:s/>725,62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6035.253758889" calcext:value-type="float">
            <text:p><text:s/>976,0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327.458" calcext:value-type="float">
            <text:p><text:s/>16,3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4101.740943333" calcext:value-type="float">
            <text:p><text:s/>304,1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076.574" calcext:value-type="float">
            <text:p><text:s/>16,0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26.71300222222" calcext:value-type="float">
            <text:p><text:s/>5,0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7.252" calcext:value-type="float">
            <text:p><text:s/>2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075.61387333333" calcext:value-type="float">
            <text:p><text:s/>7,0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.636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846.93333333333" calcext:value-type="float">
            <text:p><text:s/>1,8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41.73333333333" calcext:value-type="float">
            <text:p><text:s/>6,2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0073.048494445" calcext:value-type="float">
            <text:p><text:s/>490,0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1669.470778889" calcext:value-type="float">
            <text:p><text:s/>161,66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2.726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680498.87977" calcext:value-type="float">
            <text:p><text:s/>1,680,499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279501.118" calcext:value-type="float">
            <text:p><text:s/>2,279,50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03195.52508148" calcext:value-type="float">
            <text:p><text:s/>8,203,1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203195.52508148" calcext:value-type="float">
            <text:p><text:s/>8,203,1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692606.53333333" calcext:value-type="float">
            <text:p>( 4,692,60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31583877.590267" calcext:value-type="float">
            <text:p><text:s/>31,583,87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617383.217" calcext:value-type="float">
            <text:p><text:s/>26,617,383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227.515081" calcext:value-type="float">
            <text:p><text:s/>11,22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4955266.858186" calcext:value-type="float">
            <text:p><text:s/>4,955,26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1444" calcext:value-type="float">
            <text:p><text:s/>821,444 <text:s/></text:p>
          </table:table-cell>
          <table:table-cell table:number-columns-repeated="2" table:style-name="ce50" office:value-type="float" office:value="1780859" calcext:value-type="float">
            <text:p><text:s/>1,780,8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12085" calcext:value-type="float">
            <text:p><text:s/>612,08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329" calcext:value-type="float">
            <text:p><text:s/>329 <text:s/></text:p>
          </table:table-cell>
          <table:table-cell table:style-name="ce50" office:value-type="float" office:value="2102132" calcext:value-type="float">
            <text:p><text:s/>2,102,13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161" calcext:value-type="float">
            <text:p><text:s/>24,161 <text:s/></text:p>
          </table:table-cell>
          <table:table-cell table:style-name="ce50" office:value-type="float" office:value="-664573" calcext:value-type="float">
            <text:p><text:s/>-664,573 <text:s/></text:p>
          </table:table-cell>
          <table:table-cell table:style-name="ce50" office:value-type="float" office:value="-408490.388989879" calcext:value-type="float">
            <text:p><text:s/>-408,490 <text:s/></text:p>
          </table:table-cell>
          <table:table-cell table:style-name="ce50" office:value-type="float" office:value="314" calcext:value-type="float">
            <text:p><text:s/>314 <text:s/></text:p>
          </table:table-cell>
          <table:table-cell table:style-name="ce50" office:value-type="float" office:value="-47696.5665732656" calcext:value-type="float">
            <text:p><text:s/>-47,697 <text:s/></text:p>
          </table:table-cell>
          <table:table-cell table:style-name="ce50" office:value-type="float" office:value="-168651.433426734" calcext:value-type="float">
            <text:p><text:s/>-168,651 <text:s/></text:p>
          </table:table-cell>
          <table:table-cell table:style-name="ce50" office:value-type="float" office:value="365751" calcext:value-type="float">
            <text:p><text:s/>365,75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797283" calcext:value-type="float">
            <text:p><text:s/>797,283 <text:s/></text:p>
          </table:table-cell>
          <table:table-cell table:style-name="ce51" office:value-type="float" office:value="2445432" calcext:value-type="float">
            <text:p><text:s/>2,445,432 <text:s/></text:p>
          </table:table-cell>
          <table:table-cell table:style-name="ce51" office:value-type="float" office:value="2189349.38898988" calcext:value-type="float">
            <text:p><text:s/>2,189,349 <text:s/></text:p>
          </table:table-cell>
          <table:table-cell table:style-name="ce51" office:value-type="float" office:value="-314" calcext:value-type="float">
            <text:p><text:s/>-314 <text:s/></text:p>
          </table:table-cell>
          <table:table-cell table:style-name="ce51" office:value-type="float" office:value="47367.5665732656" calcext:value-type="float">
            <text:p><text:s/>47,368 <text:s/></text:p>
          </table:table-cell>
          <table:table-cell table:style-name="ce51" office:value-type="float" office:value="-1321395.56657327" calcext:value-type="float">
            <text:p><text:s/>-1,321,396 <text:s/></text:p>
          </table:table-cell>
          <table:table-cell table:style-name="ce51" office:value-type="float" office:value="-365751" calcext:value-type="float">
            <text:p><text:s/>-365,7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7337" calcext:value-type="float">
            <text:p><text:s/>1,557,337 <text:s/></text:p>
          </table:table-cell>
          <table:table-cell table:style-name="ce50" office:value-type="float" office:value="28281" calcext:value-type="float">
            <text:p><text:s/>28,281 <text:s/></text:p>
          </table:table-cell>
          <table:table-cell table:style-name="ce50" office:value-type="float" office:value="2850.38898987844" calcext:value-type="float">
            <text:p><text:s/>2,850 <text:s/></text:p>
          </table:table-cell>
          <table:table-cell table:style-name="ce50" office:value-type="float" office:value="562" calcext:value-type="float">
            <text:p><text:s/>562 <text:s/></text:p>
          </table:table-cell>
          <table:table-cell table:style-name="ce50" office:value-type="float" office:value="2238.08098294632" calcext:value-type="float">
            <text:p><text:s/>2,238 <text:s/></text:p>
          </table:table-cell>
          <table:table-cell table:style-name="ce50" office:value-type="float" office:value="43680.9190170537" calcext:value-type="float">
            <text:p><text:s/>43,6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01450" calcext:value-type="float">
            <text:p><text:s/>6,201,450 <text:s/></text:p>
          </table:table-cell>
          <table:table-cell table:style-name="ce50" office:value-type="float" office:value="6925920" calcext:value-type="float">
            <text:p><text:s/>6,925,920 <text:s/></text:p>
          </table:table-cell>
          <table:table-cell table:style-name="ce50" office:value-type="float" office:value="6212265" calcext:value-type="float">
            <text:p><text:s/>6,212,265 <text:s/></text:p>
          </table:table-cell>
          <table:table-cell table:style-name="ce50" office:value-type="float" office:value="935" calcext:value-type="float">
            <text:p><text:s/>935 <text:s/></text:p>
          </table:table-cell>
          <table:table-cell table:style-name="ce50" office:value-type="float" office:value="98705.5144096807" calcext:value-type="float">
            <text:p><text:s/>98,706 <text:s/></text:p>
          </table:table-cell>
          <table:table-cell table:style-name="ce50" office:value-type="float" office:value="1841927.48559032" calcext:value-type="float">
            <text:p><text:s/>1,841,927 <text:s/></text:p>
          </table:table-cell>
          <table:table-cell table:style-name="ce50" office:value-type="float" office:value="402553" calcext:value-type="float">
            <text:p><text:s/>402,55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201450" calcext:value-type="float">
            <text:p><text:s/>6,201,450 <text:s/></text:p>
          </table:table-cell>
          <table:table-cell table:style-name="ce50" office:value-type="float" office:value="5236664.57384615" calcext:value-type="float">
            <text:p><text:s/>5,236,665 <text:s/></text:p>
          </table:table-cell>
          <table:table-cell table:style-name="ce50" office:value-type="float" office:value="4677328.54960104" calcext:value-type="float">
            <text:p><text:s/>4,677,329 <text:s/></text:p>
          </table:table-cell>
          <table:table-cell table:style-name="ce50" office:value-type="float" office:value="935" calcext:value-type="float">
            <text:p><text:s/>935 <text:s/></text:p>
          </table:table-cell>
          <table:table-cell table:style-name="ce50" office:value-type="float" office:value="98705.5144096807" calcext:value-type="float">
            <text:p><text:s/>98,706 <text:s/></text:p>
          </table:table-cell>
          <table:table-cell table:style-name="ce50" office:value-type="float" office:value="1841927.48559032" calcext:value-type="float">
            <text:p><text:s/>1,841,927 <text:s/></text:p>
          </table:table-cell>
          <table:table-cell table:style-name="ce50" office:value-type="float" office:value="402553" calcext:value-type="float">
            <text:p><text:s/>402,55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689255.42615385" calcext:value-type="float">
            <text:p><text:s/>1,689,255 <text:s/></text:p>
          </table:table-cell>
          <table:table-cell table:style-name="ce51" office:value-type="float" office:value="1534936.45039896" calcext:value-type="float">
            <text:p><text:s/>1,534,936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27" calcext:value-type="float">
            <text:p><text:s/>2,427 <text:s/></text:p>
          </table:table-cell>
          <table:table-cell table:style-name="ce50" office:value-type="float" office:value="2294" calcext:value-type="float">
            <text:p><text:s/>2,294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5" calcext:value-type="float">
            <text:p><text:s/>1,045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39" calcext:value-type="float">
            <text:p><text:s/>2,339 <text:s/></text:p>
          </table:table-cell>
          <table:table-cell table:style-name="ce50" office:value-type="float" office:value="2206" calcext:value-type="float">
            <text:p><text:s/>2,20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5" calcext:value-type="float">
            <text:p><text:s/>1,045 <text:s/></text:p>
          </table:table-cell>
          <table:table-cell table:style-name="ce50" office:value-type="float" office:value="18" calcext:value-type="float">
            <text:p><text:s/>1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8" calcext:value-type="float">
            <text:p><text:s/>8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5441396" calcext:value-type="float">
            <text:p><text:s/>5,441,396 <text:s/></text:p>
          </table:table-cell>
          <table:table-cell table:style-name="ce52" office:value-type="float" office:value="9340644" calcext:value-type="float">
            <text:p><text:s/>9,340,644 <text:s/></text:p>
          </table:table-cell>
          <table:table-cell table:style-name="ce52" office:value-type="float" office:value="8396470" calcext:value-type="float">
            <text:p><text:s/>8,396,470 <text:s/></text:p>
          </table:table-cell>
          <table:table-cell table:style-name="ce52" office:value-type="float" office:value="58" calcext:value-type="float">
            <text:p><text:s/>58 <text:s/></text:p>
          </table:table-cell>
          <table:table-cell table:style-name="ce52" office:value-type="float" office:value="143835" calcext:value-type="float">
            <text:p><text:s/>143,835 <text:s/></text:p>
          </table:table-cell>
          <table:table-cell table:style-name="ce52" office:value-type="float" office:value="475806" calcext:value-type="float">
            <text:p><text:s/>475,806 <text:s/></text:p>
          </table:table-cell>
          <table:table-cell table:style-name="ce52" office:value-type="float" office:value="36784" calcext:value-type="float">
            <text:p><text:s/>36,78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6850" calcext:value-type="float">
            <text:p><text:s/>26,850 <text:s/></text:p>
          </table:table-cell>
          <table:table-cell table:style-name="ce52" office:value-type="float" office:value="9340644" calcext:value-type="float">
            <text:p><text:s/>9,340,644 <text:s/></text:p>
          </table:table-cell>
          <table:table-cell table:style-name="ce52" office:value-type="float" office:value="8396470" calcext:value-type="float">
            <text:p><text:s/>8,396,470 <text:s/></text:p>
          </table:table-cell>
          <table:table-cell table:style-name="ce52" office:value-type="float" office:value="58" calcext:value-type="float">
            <text:p><text:s/>58 <text:s/></text:p>
          </table:table-cell>
          <table:table-cell table:style-name="ce52" office:value-type="float" office:value="143835" calcext:value-type="float">
            <text:p><text:s/>143,835 <text:s/></text:p>
          </table:table-cell>
          <table:table-cell table:style-name="ce52" office:value-type="float" office:value="475806" calcext:value-type="float">
            <text:p><text:s/>475,806 <text:s/></text:p>
          </table:table-cell>
          <table:table-cell table:style-name="ce52" office:value-type="float" office:value="36784" calcext:value-type="float">
            <text:p><text:s/>36,7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850" calcext:value-type="float">
            <text:p><text:s/>26,850 <text:s/></text:p>
          </table:table-cell>
          <table:table-cell table:style-name="ce50" office:value-type="float" office:value="6496" calcext:value-type="float">
            <text:p><text:s/>6,496 <text:s/></text:p>
          </table:table-cell>
          <table:table-cell table:style-name="ce50" office:value-type="float" office:value="6301" calcext:value-type="float">
            <text:p><text:s/>6,30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90" calcext:value-type="float">
            <text:p><text:s/>9,89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" calcext:value-type="float">
            <text:p><text:s/>76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3" calcext:value-type="float">
            <text:p><text:s/>5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" calcext:value-type="float">
            <text:p><text:s/>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7" calcext:value-type="float">
            <text:p><text:s/>107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" calcext:value-type="float">
            <text:p><text:s/>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790" calcext:value-type="float">
            <text:p><text:s/>26,790 <text:s/></text:p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" calcext:value-type="float">
            <text:p><text:s/>1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6790" calcext:value-type="float">
            <text:p><text:s/>26,790 <text:s/></text:p>
          </table:table-cell>
          <table:table-cell table:style-name="ce50" office:value-type="float" office:value="51" calcext:value-type="float">
            <text:p><text:s/>51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4" calcext:value-type="float">
            <text:p><text:s/>1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1" calcext:value-type="float">
            <text:p>( 51 <text:s/>)</text:p>
          </table:table-cell>
          <table:table-cell table:style-name="ce53" office:value-type="float" office:value="48" calcext:value-type="float">
            <text:p>( 48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4" calcext:value-type="float">
            <text:p>( 11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6790" calcext:value-type="float">
            <text:p>( 26,79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40" calcext:value-type="float">
            <text:p><text:s/>3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style-name="ce50" office:value-type="float" office:value="128" calcext:value-type="float">
            <text:p><text:s/>128 <text:s/></text:p>
          </table:table-cell>
          <table:table-cell table:style-name="ce50" office:value-type="float" office:value="120" calcext:value-type="float">
            <text:p><text:s/>1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33" calcext:value-type="float">
            <text:p><text:s/>8,0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" calcext:value-type="float">
            <text:p><text:s/>128 <text:s/></text:p>
          </table:table-cell>
          <table:table-cell table:style-name="ce50" office:value-type="float" office:value="120" calcext:value-type="float">
            <text:p><text:s/>12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75" calcext:value-type="float">
            <text:p><text:s/>6,07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8" calcext:value-type="float">
            <text:p><text:s/>1,9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60" calcext:value-type="float">
            <text:p>( 6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" calcext:value-type="float">
            <text:p><text:s/>99 <text:s/></text:p>
          </table:table-cell>
          <table:table-cell table:style-name="ce50" office:value-type="float" office:value="97" calcext:value-type="float">
            <text:p><text:s/>9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" calcext:value-type="float">
            <text:p><text:s/>1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05" calcext:value-type="float">
            <text:p><text:s/>5,905 <text:s/></text:p>
          </table:table-cell>
          <table:table-cell table:style-name="ce50" office:value-type="float" office:value="5900" calcext:value-type="float">
            <text:p><text:s/>5,9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10" calcext:value-type="float">
            <text:p><text:s/>6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9" calcext:value-type="float">
            <text:p><text:s/>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94030" calcext:value-type="float">
            <text:p><text:s/>9,294,030 <text:s/></text:p>
          </table:table-cell>
          <table:table-cell table:style-name="ce50" office:value-type="float" office:value="8352874" calcext:value-type="float">
            <text:p><text:s/>8,352,874 <text:s/></text:p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50" office:value-type="float" office:value="14765" calcext:value-type="float">
            <text:p><text:s/>14,765 <text:s/></text:p>
          </table:table-cell>
          <table:table-cell table:style-name="ce50" office:value-type="float" office:value="424648" calcext:value-type="float">
            <text:p><text:s/>424,6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style-name="ce50" office:value-type="float" office:value="14765" calcext:value-type="float">
            <text:p><text:s/>14,765 <text:s/></text:p>
          </table:table-cell>
          <table:table-cell table:style-name="ce50" office:value-type="float" office:value="424648" calcext:value-type="float">
            <text:p><text:s/>424,64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294030" calcext:value-type="float">
            <text:p><text:s/>9,294,030 <text:s/></text:p>
          </table:table-cell>
          <table:table-cell table:style-name="ce50" office:value-type="float" office:value="8352874" calcext:value-type="float">
            <text:p><text:s/>8,352,87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10" calcext:value-type="float">
            <text:p><text:s/>40,110 <text:s/></text:p>
          </table:table-cell>
          <table:table-cell table:style-name="ce50" office:value-type="float" office:value="37292" calcext:value-type="float">
            <text:p><text:s/>37,2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070" calcext:value-type="float">
            <text:p><text:s/>129,070 <text:s/></text:p>
          </table:table-cell>
          <table:table-cell table:style-name="ce50" office:value-type="float" office:value="51158" calcext:value-type="float">
            <text:p><text:s/>51,158 <text:s/></text:p>
          </table:table-cell>
          <table:table-cell table:style-name="ce50" office:value-type="float" office:value="26894" calcext:value-type="float">
            <text:p><text:s/>26,8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000" calcext:value-type="float">
            <text:p><text:s/>6,00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65" calcext:value-type="float">
            <text:p><text:s/>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" calcext:value-type="float">
            <text:p><text:s/>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867" calcext:value-type="float">
            <text:p><text:s/>39,867 <text:s/></text:p>
          </table:table-cell>
          <table:table-cell table:style-name="ce50" office:value-type="float" office:value="37087" calcext:value-type="float">
            <text:p><text:s/>37,0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070" calcext:value-type="float">
            <text:p><text:s/>129,070 <text:s/></text:p>
          </table:table-cell>
          <table:table-cell table:style-name="ce50" office:value-type="float" office:value="51158" calcext:value-type="float">
            <text:p><text:s/>51,158 <text:s/></text:p>
          </table:table-cell>
          <table:table-cell table:style-name="ce50" office:value-type="float" office:value="18403" calcext:value-type="float">
            <text:p><text:s/>18,403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35" calcext:value-type="float">
            <text:p><text:s/>235 <text:s/></text:p>
          </table:table-cell>
          <table:table-cell table:style-name="ce51" office:value-type="float" office:value="203" calcext:value-type="float">
            <text:p><text:s/>20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26" calcext:value-type="float">
            <text:p><text:s/>2,426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14546" calcext:value-type="float">
            <text:p><text:s/>5,414,5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414546" calcext:value-type="float">
            <text:p><text:s/>5,414,5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5414546" calcext:value-type="float">
            <text:p>( 5,414,54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7685" calcext:value-type="float">
            <text:p><text:s/>37,685 <text:s/></text:p>
          </table:table-cell>
          <table:table-cell table:style-name="ce50" office:value-type="float" office:value="2967501" calcext:value-type="float">
            <text:p><text:s/>2,967,50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9480" calcext:value-type="float">
            <text:p><text:s/>229,480 <text:s/></text:p>
          </table:table-cell>
          <table:table-cell table:style-name="ce50" office:value-type="float" office:value="130242" calcext:value-type="float">
            <text:p><text:s/>130,242 <text:s/></text:p>
          </table:table-cell>
          <table:table-cell table:style-name="ce50" office:value-type="float" office:value="780808.433782191" calcext:value-type="float">
            <text:p><text:s/>780,8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273" calcext:value-type="float">
            <text:p><text:s/>18,273 <text:s/></text:p>
          </table:table-cell>
          <table:table-cell table:style-name="ce50" office:value-type="float" office:value="276547" calcext:value-type="float">
            <text:p><text:s/>276,5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663052" calcext:value-type="float">
            <text:p><text:s/>1,663,052 <text:s/></text:p>
          </table:table-cell>
          <table:table-cell table:style-name="ce50" office:value-type="float" office:value="330668" calcext:value-type="float">
            <text:p><text:s/>330,66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8870" calcext:value-type="float">
            <text:p><text:s/>138,870 <text:s/></text:p>
          </table:table-cell>
          <table:table-cell table:style-name="ce50" office:value-type="float" office:value="135707" calcext:value-type="float">
            <text:p><text:s/>135,707 <text:s/></text:p>
          </table:table-cell>
          <table:table-cell table:style-name="ce50" office:value-type="float" office:value="22655.7547781786" calcext:value-type="float">
            <text:p><text:s/>22,65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327" calcext:value-type="float">
            <text:p><text:s/>117,327 <text:s/></text:p>
          </table:table-cell>
          <table:table-cell table:style-name="ce50" office:value-type="float" office:value="97696" calcext:value-type="float">
            <text:p><text:s/>97,6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303185" calcext:value-type="float">
            <text:p><text:s/>303,185 <text:s/></text:p>
          </table:table-cell>
          <table:table-cell table:style-name="ce50" office:value-type="float" office:value="3854028" calcext:value-type="float">
            <text:p><text:s/>3,854,0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49" calcext:value-type="float">
            <text:p><text:s/>1,4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9695.96" calcext:value-type="float">
            <text:p><text:s/>29,696 <text:s/></text:p>
          </table:table-cell>
          <table:table-cell table:style-name="ce50" office:value-type="float" office:value="242844" calcext:value-type="float">
            <text:p><text:s/>242,8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158" calcext:value-type="float">
            <text:p><text:s/>42,158 <text:s/></text:p>
          </table:table-cell>
          <table:table-cell table:style-name="ce50" office:value-type="float" office:value="-16563" calcext:value-type="float">
            <text:p><text:s/>-16,563 <text:s/></text:p>
          </table:table-cell>
          <table:table-cell table:style-name="ce50" office:value-type="float" office:value="17535" calcext:value-type="float">
            <text:p><text:s/>17,5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8414" calcext:value-type="float">
            <text:p><text:s/>-8,414 <text:s/></text:p>
          </table:table-cell>
          <table:table-cell table:style-name="ce50" office:value-type="float" office:value="10139.6622222222" calcext:value-type="float">
            <text:p><text:s/>10,14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958247.96" calcext:value-type="float">
            <text:p><text:s/>-1,958,248 <text:s/></text:p>
          </table:table-cell>
          <table:table-cell table:style-name="ce51" office:value-type="float" office:value="-1460039" calcext:value-type="float">
            <text:p><text:s/>-1,460,03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7003" calcext:value-type="float">
            <text:p><text:s/>47,003 <text:s/></text:p>
          </table:table-cell>
          <table:table-cell table:style-name="ce51" office:value-type="float" office:value="11098" calcext:value-type="float">
            <text:p><text:s/>11,098 <text:s/></text:p>
          </table:table-cell>
          <table:table-cell table:style-name="ce51" office:value-type="float" office:value="740617.679004013" calcext:value-type="float">
            <text:p><text:s/>740,61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90640" calcext:value-type="float">
            <text:p><text:s/>-90,640 <text:s/></text:p>
          </table:table-cell>
          <table:table-cell table:style-name="ce51" office:value-type="float" office:value="168711.337777778" calcext:value-type="float">
            <text:p><text:s/>168,7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9787" calcext:value-type="float">
            <text:p><text:s/>19,787 <text:s/></text:p>
          </table:table-cell>
          <table:table-cell table:style-name="ce50" office:value-type="float" office:value="1309532" calcext:value-type="float">
            <text:p><text:s/>1,309,53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75" calcext:value-type="float">
            <text:p><text:s/>10,975 <text:s/></text:p>
          </table:table-cell>
          <table:table-cell table:style-name="ce50" office:value-type="float" office:value="6" calcext:value-type="float">
            <text:p><text:s/>6 <text:s/></text:p>
          </table:table-cell>
          <table:table-cell table:style-name="ce50" office:value-type="float" office:value="1384" calcext:value-type="float">
            <text:p><text:s/>1,38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1862" calcext:value-type="float">
            <text:p><text:s/>301,86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629144.41593449" calcext:value-type="float">
            <text:p><text:s/>629,144 <text:s/></text:p>
          </table:table-cell>
          <table:table-cell table:style-name="ce50" office:value-type="float" office:value="6523867.70259728" calcext:value-type="float">
            <text:p><text:s/>6,523,8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628496" calcext:value-type="float">
            <text:p><text:s/>628,496 <text:s/></text:p>
          </table:table-cell>
          <table:table-cell table:style-name="ce50" office:value-type="float" office:value="5669890" calcext:value-type="float">
            <text:p><text:s/>5,669,8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43" calcext:value-type="float">
            <text:p><text:s/>3,8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48.41593449" calcext:value-type="float">
            <text:p><text:s/>648 <text:s/></text:p>
          </table:table-cell>
          <table:table-cell table:style-name="ce51" office:value-type="float" office:value="850134.70259728" calcext:value-type="float">
            <text:p><text:s/>850,13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937765" calcext:value-type="float">
            <text:p><text:s/>7,937,765 <text:s/></text:p>
          </table:table-cell>
          <table:table-cell table:style-name="ce50" office:value-type="float" office:value="16750962" calcext:value-type="float">
            <text:p><text:s/>16,750,9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081" calcext:value-type="float">
            <text:p><text:s/>320,081 <text:s/></text:p>
          </table:table-cell>
          <table:table-cell table:style-name="ce50" office:value-type="float" office:value="860756" calcext:value-type="float">
            <text:p><text:s/>860,756 <text:s/></text:p>
          </table:table-cell>
          <table:table-cell table:style-name="ce50" office:value-type="float" office:value="242187" calcext:value-type="float">
            <text:p><text:s/>242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499" calcext:value-type="float">
            <text:p><text:s/>174,499 <text:s/></text:p>
          </table:table-cell>
          <table:table-cell table:style-name="ce50" office:value-type="float" office:value="1380682.66555556" calcext:value-type="float">
            <text:p><text:s/>1,380,68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908268.48" calcext:value-type="float">
            <text:p><text:s/>7,908,268 <text:s/></text:p>
          </table:table-cell>
          <table:table-cell table:style-name="ce50" office:value-type="float" office:value="16750962" calcext:value-type="float">
            <text:p><text:s/>16,750,9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081" calcext:value-type="float">
            <text:p><text:s/>320,081 <text:s/></text:p>
          </table:table-cell>
          <table:table-cell table:style-name="ce50" office:value-type="float" office:value="860756" calcext:value-type="float">
            <text:p><text:s/>860,756 <text:s/></text:p>
          </table:table-cell>
          <table:table-cell table:style-name="ce50" office:value-type="float" office:value="242187" calcext:value-type="float">
            <text:p><text:s/>242,1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4499" calcext:value-type="float">
            <text:p><text:s/>174,499 <text:s/></text:p>
          </table:table-cell>
          <table:table-cell table:style-name="ce50" office:value-type="float" office:value="1347397.45488889" calcext:value-type="float">
            <text:p><text:s/>1,347,39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29496.52" calcext:value-type="float">
            <text:p><text:s/>29,49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33285.2106666667" calcext:value-type="float">
            <text:p><text:s/>33,2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5720" calcext:value-type="float">
            <text:p><text:s/>65,720 <text:s/></text:p>
          </table:table-cell>
          <table:table-cell table:style-name="ce50" office:value-type="float" office:value="650321.38570487" calcext:value-type="float">
            <text:p><text:s/>650,3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42" calcext:value-type="float">
            <text:p><text:s/>42 <text:s/></text:p>
          </table:table-cell>
          <table:table-cell table:style-name="ce50" office:value-type="float" office:value="891" calcext:value-type="float">
            <text:p><text:s/>89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6366" calcext:value-type="float">
            <text:p><text:s/>26,366 <text:s/></text:p>
          </table:table-cell>
          <table:table-cell table:style-name="ce50" office:value-type="float" office:value="47716" calcext:value-type="float">
            <text:p><text:s/>47,7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9312" calcext:value-type="float">
            <text:p><text:s/>39,312 <text:s/></text:p>
          </table:table-cell>
          <table:table-cell table:style-name="ce50" office:value-type="float" office:value="601714.38570487" calcext:value-type="float">
            <text:p><text:s/>601,7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264865.62406551" calcext:value-type="float">
            <text:p><text:s/>5,264,866 <text:s/></text:p>
          </table:table-cell>
          <table:table-cell table:style-name="ce52" office:value-type="float" office:value="6807201.91169785" calcext:value-type="float">
            <text:p><text:s/>6,807,20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356109" calcext:value-type="float">
            <text:p><text:s/>356,109 <text:s/></text:p>
          </table:table-cell>
          <table:table-cell table:style-name="ce52" office:value-type="float" office:value="871848" calcext:value-type="float">
            <text:p><text:s/>871,848 <text:s/></text:p>
          </table:table-cell>
          <table:table-cell table:style-name="ce52" office:value-type="float" office:value="981420.679004013" calcext:value-type="float">
            <text:p><text:s/>981,421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83859" calcext:value-type="float">
            <text:p><text:s/>83,859 <text:s/></text:p>
          </table:table-cell>
          <table:table-cell table:style-name="ce52" office:value-type="float" office:value="1247532.00333333" calcext:value-type="float">
            <text:p><text:s/>1,247,532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264865.62406551" calcext:value-type="float">
            <text:p><text:s/>5,264,866 <text:s/></text:p>
          </table:table-cell>
          <table:table-cell table:style-name="ce52" office:value-type="float" office:value="6807201.91169785" calcext:value-type="float">
            <text:p><text:s/>6,807,202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60028" calcext:value-type="float">
            <text:p><text:s/>60,028 <text:s/></text:p>
          </table:table-cell>
          <table:table-cell table:style-name="ce52" office:value-type="float" office:value="12313.26" calcext:value-type="float">
            <text:p><text:s/>12,3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42840.62406551" calcext:value-type="float">
            <text:p><text:s/>242,841 <text:s/></text:p>
          </table:table-cell>
          <table:table-cell table:style-name="ce50" office:value-type="float" office:value="6250330.91169785" calcext:value-type="float">
            <text:p><text:s/>6,250,33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028" calcext:value-type="float">
            <text:p><text:s/>60,028 <text:s/></text:p>
          </table:table-cell>
          <table:table-cell table:style-name="ce50" office:value-type="float" office:value="12313.26" calcext:value-type="float">
            <text:p><text:s/>12,3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5297" calcext:value-type="float">
            <text:p><text:s/>15,297 <text:s/></text:p>
          </table:table-cell>
          <table:table-cell table:style-name="ce50" office:value-type="float" office:value="25956" calcext:value-type="float">
            <text:p><text:s/>25,9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9915" calcext:value-type="float">
            <text:p><text:s/>9,915 <text:s/></text:p>
          </table:table-cell>
          <table:table-cell table:style-name="ce50" office:value-type="float" office:value="463723.85583429" calcext:value-type="float">
            <text:p><text:s/>463,7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037.74740093" calcext:value-type="float">
            <text:p><text:s/>4,038 <text:s/></text:p>
          </table:table-cell>
          <table:table-cell table:style-name="ce50" office:value-type="float" office:value="1389798.99298263" calcext:value-type="float">
            <text:p><text:s/>1,389,7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86" calcext:value-type="float">
            <text:p><text:s/>86 <text:s/></text:p>
          </table:table-cell>
          <table:table-cell table:style-name="ce50" office:value-type="float" office:value="55872" calcext:value-type="float">
            <text:p><text:s/>55,8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281" calcext:value-type="float">
            <text:p><text:s/>281 <text:s/></text:p>
          </table:table-cell>
          <table:table-cell table:style-name="ce50" office:value-type="float" office:value="10076" calcext:value-type="float">
            <text:p><text:s/>10,07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089" calcext:value-type="float">
            <text:p><text:s/>1,089 <text:s/></text:p>
          </table:table-cell>
          <table:table-cell table:style-name="ce50" office:value-type="float" office:value="464307.23752253" calcext:value-type="float">
            <text:p><text:s/>464,30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654" calcext:value-type="float">
            <text:p><text:s/>654 <text:s/></text:p>
          </table:table-cell>
          <table:table-cell table:style-name="ce50" office:value-type="float" office:value="1980" calcext:value-type="float">
            <text:p><text:s/>1,9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7790.87666457" calcext:value-type="float">
            <text:p><text:s/>77,791 <text:s/></text:p>
          </table:table-cell>
          <table:table-cell table:style-name="ce50" office:value-type="float" office:value="1522883.75448267" calcext:value-type="float">
            <text:p><text:s/>1,522,88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7705.42532597" calcext:value-type="float">
            <text:p><text:s/>77,705 <text:s/></text:p>
          </table:table-cell>
          <table:table-cell table:style-name="ce50" office:value-type="float" office:value="1415842.5904244" calcext:value-type="float">
            <text:p><text:s/>1,415,8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5884.38532597" calcext:value-type="float">
            <text:p>( 15,884 <text:s/>)</text:p>
          </table:table-cell>
          <table:table-cell table:style-name="ce53" office:value-type="float" office:value="1231225.04627119" calcext:value-type="float">
            <text:p>( 1,231,22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1821.04" calcext:value-type="float">
            <text:p>( 61,821 <text:s/>)</text:p>
          </table:table-cell>
          <table:table-cell table:style-name="ce53" office:value-type="float" office:value="184617.54415321" calcext:value-type="float">
            <text:p>( 184,618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219.64416289" calcext:value-type="float">
            <text:p><text:s/>63,2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85.4513386" calcext:value-type="float">
            <text:p><text:s/>85 <text:s/></text:p>
          </table:table-cell>
          <table:table-cell table:style-name="ce50" office:value-type="float" office:value="43821.51989538" calcext:value-type="float">
            <text:p><text:s/>43,8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369" calcext:value-type="float">
            <text:p><text:s/>5,369 <text:s/></text:p>
          </table:table-cell>
          <table:table-cell table:style-name="ce50" office:value-type="float" office:value="193003" calcext:value-type="float">
            <text:p><text:s/>193,00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53" calcext:value-type="float">
            <text:p><text:s/>453 <text:s/></text:p>
          </table:table-cell>
          <table:table-cell table:style-name="ce50" office:value-type="float" office:value="46244" calcext:value-type="float">
            <text:p><text:s/>46,2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425" calcext:value-type="float">
            <text:p><text:s/>2,425 <text:s/></text:p>
          </table:table-cell>
          <table:table-cell table:style-name="ce54" office:value-type="float" office:value="287292" calcext:value-type="float">
            <text:p><text:s/>287,2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1105" calcext:value-type="float">
            <text:p><text:s/>31,105 <text:s/></text:p>
          </table:table-cell>
          <table:table-cell table:style-name="ce50" office:value-type="float" office:value="474707" calcext:value-type="float">
            <text:p><text:s/>474,7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028" calcext:value-type="float">
            <text:p><text:s/>60,02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4604" calcext:value-type="float">
            <text:p><text:s/>24,604 <text:s/></text:p>
          </table:table-cell>
          <table:table-cell table:style-name="ce50" office:value-type="float" office:value="101071" calcext:value-type="float">
            <text:p><text:s/>101,07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486" calcext:value-type="float">
            <text:p><text:s/>58,48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501" calcext:value-type="float">
            <text:p><text:s/>6,501 <text:s/></text:p>
          </table:table-cell>
          <table:table-cell table:style-name="ce50" office:value-type="float" office:value="373636" calcext:value-type="float">
            <text:p><text:s/>373,63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42" calcext:value-type="float">
            <text:p><text:s/>1,54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2585" calcext:value-type="float">
            <text:p><text:s/>12,585 <text:s/></text:p>
          </table:table-cell>
          <table:table-cell table:style-name="ce50" office:value-type="float" office:value="874224.04" calcext:value-type="float">
            <text:p><text:s/>874,22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313.26" calcext:value-type="float">
            <text:p><text:s/>12,31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9064" calcext:value-type="float">
            <text:p><text:s/>9,064 <text:s/></text:p>
          </table:table-cell>
          <table:table-cell table:style-name="ce50" office:value-type="float" office:value="776272.04" calcext:value-type="float">
            <text:p><text:s/>776,27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2313.26" calcext:value-type="float">
            <text:p><text:s/>12,31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521" calcext:value-type="float">
            <text:p><text:s/>3,521 <text:s/></text:p>
          </table:table-cell>
          <table:table-cell table:style-name="ce50" office:value-type="float" office:value="97952" calcext:value-type="float">
            <text:p><text:s/>97,9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123" calcext:value-type="float">
            <text:p><text:s/>3,123 <text:s/></text:p>
          </table:table-cell>
          <table:table-cell table:style-name="ce50" office:value-type="float" office:value="108245" calcext:value-type="float">
            <text:p><text:s/>108,2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015" calcext:value-type="float">
            <text:p><text:s/>1,015 <text:s/></text:p>
          </table:table-cell>
          <table:table-cell table:style-name="ce54" office:value-type="float" office:value="15801" calcext:value-type="float">
            <text:p><text:s/>15,801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946" calcext:value-type="float">
            <text:p><text:s/>14,946 <text:s/></text:p>
          </table:table-cell>
          <table:table-cell table:style-name="ce50" office:value-type="float" office:value="104439.03087573" calcext:value-type="float">
            <text:p><text:s/>104,4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0108" calcext:value-type="float">
            <text:p><text:s/>10,108 <text:s/></text:p>
          </table:table-cell>
          <table:table-cell table:style-name="ce50" office:value-type="float" office:value="36753" calcext:value-type="float">
            <text:p><text:s/>36,7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00" calcext:value-type="float">
            <text:p><text:s/>1,200 <text:s/></text:p>
          </table:table-cell>
          <table:table-cell table:style-name="ce50" office:value-type="float" office:value="23394" calcext:value-type="float">
            <text:p><text:s/>23,3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116.00000001" calcext:value-type="float">
            <text:p><text:s/>116 <text:s/></text:p>
          </table:table-cell>
          <table:table-cell table:style-name="ce50" office:value-type="float" office:value="1660" calcext:value-type="float">
            <text:p><text:s/>1,6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1245" calcext:value-type="float">
            <text:p><text:s/>51,245 <text:s/></text:p>
          </table:table-cell>
          <table:table-cell table:style-name="ce50" office:value-type="float" office:value="149971" calcext:value-type="float">
            <text:p><text:s/>149,9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825629" calcext:value-type="float">
            <text:p><text:s/>3,825,629 <text:s/></text:p>
          </table:table-cell>
          <table:table-cell table:style-name="ce50" office:value-type="float" office:value="223585" calcext:value-type="float">
            <text:p><text:s/>223,5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574622" calcext:value-type="float">
            <text:p><text:s/>3,574,62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1103" calcext:value-type="float">
            <text:p><text:s/>51,10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99904" calcext:value-type="float">
            <text:p><text:s/>199,904 <text:s/></text:p>
          </table:table-cell>
          <table:table-cell table:style-name="ce50" office:value-type="float" office:value="223585" calcext:value-type="float">
            <text:p><text:s/>223,5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729681" calcext:value-type="float">
            <text:p><text:s/>729,681 <text:s/></text:p>
          </table:table-cell>
          <table:table-cell table:style-name="ce50" office:value-type="float" office:value="44505" calcext:value-type="float">
            <text:p><text:s/>44,5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142" calcext:value-type="float">
            <text:p><text:s/>1,142 <text:s/></text:p>
          </table:table-cell>
          <table:table-cell table:style-name="ce50" office:value-type="float" office:value="1699" calcext:value-type="float">
            <text:p><text:s/>1,6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728539" calcext:value-type="float">
            <text:p><text:s/>728,539 <text:s/></text:p>
          </table:table-cell>
          <table:table-cell table:style-name="ce51" office:value-type="float" office:value="42806" calcext:value-type="float">
            <text:p><text:s/>42,80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66715" calcext:value-type="float">
            <text:p><text:s/>466,715 <text:s/></text:p>
          </table:table-cell>
          <table:table-cell table:style-name="ce50" office:value-type="float" office:value="288781" calcext:value-type="float">
            <text:p><text:s/>288,7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6787" calcext:value-type="float">
            <text:p><text:s/>96,787 <text:s/></text:p>
          </table:table-cell>
          <table:table-cell table:style-name="ce50" office:value-type="float" office:value="183983" calcext:value-type="float">
            <text:p><text:s/>183,9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234" calcext:value-type="float">
            <text:p><text:s/>2,234 <text:s/></text:p>
          </table:table-cell>
          <table:table-cell table:style-name="ce50" office:value-type="float" office:value="2557" calcext:value-type="float">
            <text:p><text:s/>2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6921" calcext:value-type="float">
            <text:p><text:s/>6,921 <text:s/></text:p>
          </table:table-cell>
          <table:table-cell table:style-name="ce50" office:value-type="float" office:value="575" calcext:value-type="float">
            <text:p><text:s/>5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1977" calcext:value-type="float">
            <text:p><text:s/>1,97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306" calcext:value-type="float">
            <text:p><text:s/>2,306 <text:s/></text:p>
          </table:table-cell>
          <table:table-cell table:style-name="ce50" office:value-type="float" office:value="3829" calcext:value-type="float">
            <text:p><text:s/>3,8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47221" calcext:value-type="float">
            <text:p><text:s/>247,221 <text:s/></text:p>
          </table:table-cell>
          <table:table-cell table:style-name="ce50" office:value-type="float" office:value="44230" calcext:value-type="float">
            <text:p><text:s/>44,2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09269" calcext:value-type="float">
            <text:p><text:s/>109,269 <text:s/></text:p>
          </table:table-cell>
          <table:table-cell table:style-name="ce51" office:value-type="float" office:value="53607" calcext:value-type="float">
            <text:p><text:s/>53,60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6109" calcext:value-type="float">
            <text:p><text:s/>356,109 <text:s/></text:p>
          </table:table-cell>
          <table:table-cell table:style-name="ce50" office:value-type="float" office:value="871848" calcext:value-type="float">
            <text:p><text:s/>871,848 <text:s/></text:p>
          </table:table-cell>
          <table:table-cell table:style-name="ce50" office:value-type="float" office:value="981420.679004013" calcext:value-type="float">
            <text:p><text:s/>981,4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31" calcext:value-type="float">
            <text:p><text:s/>23,831 <text:s/></text:p>
          </table:table-cell>
          <table:table-cell table:style-name="ce50" office:value-type="float" office:value="1235218.74333333" calcext:value-type="float">
            <text:p><text:s/>1,235,21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6109" calcext:value-type="float">
            <text:p><text:s/>356,109 <text:s/></text:p>
          </table:table-cell>
          <table:table-cell table:style-name="ce50" office:value-type="float" office:value="871848" calcext:value-type="float">
            <text:p><text:s/>871,848 <text:s/></text:p>
          </table:table-cell>
          <table:table-cell table:style-name="ce50" office:value-type="float" office:value="981420.679004013" calcext:value-type="float">
            <text:p><text:s/>981,42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831" calcext:value-type="float">
            <text:p><text:s/>23,831 <text:s/></text:p>
          </table:table-cell>
          <table:table-cell table:style-name="ce50" office:value-type="float" office:value="1235218.74333333" calcext:value-type="float">
            <text:p><text:s/>1,235,21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315510.14517315" calcext:value-type="float">
            <text:p><text:s/>2,315,510 <text:s/></text:p>
          </table:table-cell>
          <table:table-cell table:style-name="ce57" office:value-type="float" office:value="29268367.4450938" calcext:value-type="float">
            <text:p><text:s/>29,268,36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313121.44443315" calcext:value-type="float">
            <text:p><text:s/>2,313,121 <text:s/></text:p>
          </table:table-cell>
          <table:table-cell table:style-name="ce57" office:value-type="float" office:value="24304261.7725668" calcext:value-type="float">
            <text:p><text:s/>24,304,262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227.515081" calcext:value-type="float">
            <text:p><text:s/>11,22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388.70074" calcext:value-type="float">
            <text:p><text:s/>2,389 <text:s/></text:p>
          </table:table-cell>
          <table:table-cell table:style-name="ce57" office:value-type="float" office:value="4952878.157446" calcext:value-type="float">
            <text:p><text:s/>4,952,87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76175.084175084" calcext:value-type="float">
            <text:p><text:s/>576,175 <text:s/></text:p>
          </table:table-cell>
          <table:table-cell table:style-name="ce49" office:value-type="float" office:value="855620" calcext:value-type="float">
            <text:p><text:s/>855,62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781516.297160889" calcext:value-type="float">
            <text:p><text:s/>781,516 <text:s/></text:p>
          </table:table-cell>
          <table:table-cell table:style-name="ce49" office:value-type="float" office:value="209804.813583333" calcext:value-type="float">
            <text:p><text:s/>209,805 <text:s/></text:p>
          </table:table-cell>
          <table:table-cell table:style-name="ce49" office:value-type="float" office:value="204971.280333333" calcext:value-type="float">
            <text:p><text:s/>204,971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833.53325" calcext:value-type="float">
            <text:p><text:s/>4,834 <text:s/></text:p>
          </table:table-cell>
          <table:table-cell table:style-name="ce49" office:value-type="float" office:value="571711.483577556" calcext:value-type="float">
            <text:p><text:s/>571,71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64406.06060606" calcext:value-type="float">
            <text:p><text:s/>3,964,40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33016" calcext:value-type="float">
            <text:p><text:s/>5,233,0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26300.368350168" calcext:value-type="float">
            <text:p><text:s/>226,300 <text:s/></text:p>
          </table:table-cell>
          <table:table-cell table:style-name="ce50" office:value-type="float" office:value="120356.422" calcext:value-type="float">
            <text:p><text:s/>120,356 <text:s/></text:p>
          </table:table-cell>
          <table:table-cell table:style-name="ce50" office:value-type="float" office:value="191733" calcext:value-type="float">
            <text:p><text:s/>191,7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14280.77643098" calcext:value-type="float">
            <text:p><text:s/>4,314,281 <text:s/></text:p>
          </table:table-cell>
          <table:table-cell table:style-name="ce51" office:value-type="float" office:value="735263.578" calcext:value-type="float">
            <text:p><text:s/>735,264 <text:s/></text:p>
          </table:table-cell>
          <table:table-cell table:style-name="ce51" office:value-type="float" office:value="5041283" calcext:value-type="float">
            <text:p><text:s/>5,041,283 <text:s/></text:p>
          </table:table-cell>
          <table:table-cell table:style-name="ce51" office:value-type="float" office:value="781516.297160889" calcext:value-type="float">
            <text:p><text:s/>781,516 <text:s/></text:p>
          </table:table-cell>
          <table:table-cell table:style-name="ce51" office:value-type="float" office:value="209804.813583333" calcext:value-type="float">
            <text:p><text:s/>209,805 <text:s/></text:p>
          </table:table-cell>
          <table:table-cell table:style-name="ce51" office:value-type="float" office:value="204971.280333333" calcext:value-type="float">
            <text:p><text:s/>204,97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833.53325" calcext:value-type="float">
            <text:p><text:s/>4,834 <text:s/></text:p>
          </table:table-cell>
          <table:table-cell table:style-name="ce51" office:value-type="float" office:value="571711.483577556" calcext:value-type="float">
            <text:p><text:s/>571,71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3927872.72727273" calcext:value-type="float">
            <text:p><text:s/>3,927,8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184792" calcext:value-type="float">
            <text:p><text:s/>5,184,7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7" calcext:value-type="float">
            <text:p><text:s/>-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0.000000000007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469227.82443234" calcext:value-type="float">
            <text:p><text:s/>2,469,228 <text:s/></text:p>
          </table:table-cell>
          <table:table-cell table:style-name="ce50" office:value-type="float" office:value="83837.68415026" calcext:value-type="float">
            <text:p><text:s/>83,838 <text:s/></text:p>
          </table:table-cell>
          <table:table-cell table:style-name="ce50" office:value-type="float" office:value="3184858.34233935" calcext:value-type="float">
            <text:p><text:s/>3,184,858 <text:s/></text:p>
          </table:table-cell>
          <table:table-cell table:style-name="ce50" office:value-type="float" office:value="522214.895678614" calcext:value-type="float">
            <text:p><text:s/>522,215 <text:s/></text:p>
          </table:table-cell>
          <table:table-cell table:style-name="ce50" office:value-type="float" office:value="64846.0033899629" calcext:value-type="float">
            <text:p><text:s/>64,846 <text:s/></text:p>
          </table:table-cell>
          <table:table-cell table:style-name="ce50" office:value-type="float" office:value="60979.1767899629" calcext:value-type="float">
            <text:p><text:s/>60,9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66.8266" calcext:value-type="float">
            <text:p><text:s/>3,867 <text:s/></text:p>
          </table:table-cell>
          <table:table-cell table:style-name="ce50" office:value-type="float" office:value="457368.892288651" calcext:value-type="float">
            <text:p><text:s/>457,3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366706.64983165" calcext:value-type="float">
            <text:p><text:s/>2,366,707 <text:s/></text:p>
          </table:table-cell>
          <table:table-cell table:style-name="ce50" office:value-type="float" office:value="22358" calcext:value-type="float">
            <text:p><text:s/>22,358 <text:s/></text:p>
          </table:table-cell>
          <table:table-cell table:style-name="ce50" office:value-type="float" office:value="3104179" calcext:value-type="float">
            <text:p><text:s/>3,104,1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39500.0525252525" calcext:value-type="float">
            <text:p><text:s/>39,500 <text:s/></text:p>
          </table:table-cell>
          <table:table-cell table:style-name="ce50" office:value-type="float" office:value="58657.578" calcext:value-type="float">
            <text:p><text:s/>58,65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3021.1220754402" calcext:value-type="float">
            <text:p><text:s/>63,021 <text:s/></text:p>
          </table:table-cell>
          <table:table-cell table:style-name="ce51" office:value-type="float" office:value="2822.10615026" calcext:value-type="float">
            <text:p><text:s/>2,822 <text:s/></text:p>
          </table:table-cell>
          <table:table-cell table:style-name="ce51" office:value-type="float" office:value="80679.34233935" calcext:value-type="float">
            <text:p><text:s/>80,679 <text:s/></text:p>
          </table:table-cell>
          <table:table-cell table:style-name="ce51" office:value-type="float" office:value="522214.895678614" calcext:value-type="float">
            <text:p><text:s/>522,215 <text:s/></text:p>
          </table:table-cell>
          <table:table-cell table:style-name="ce51" office:value-type="float" office:value="64846.0033899629" calcext:value-type="float">
            <text:p><text:s/>64,846 <text:s/></text:p>
          </table:table-cell>
          <table:table-cell table:style-name="ce51" office:value-type="float" office:value="60979.1767899629" calcext:value-type="float">
            <text:p><text:s/>60,97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866.8266" calcext:value-type="float">
            <text:p><text:s/>3,867 <text:s/></text:p>
          </table:table-cell>
          <table:table-cell table:style-name="ce51" office:value-type="float" office:value="457368.892288651" calcext:value-type="float">
            <text:p><text:s/>457,36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892057.996633" calcext:value-type="float">
            <text:p><text:s/>3,892,058 <text:s/></text:p>
          </table:table-cell>
          <table:table-cell table:style-name="ce50" office:value-type="float" office:value="879385" calcext:value-type="float">
            <text:p><text:s/>879,385 <text:s/></text:p>
          </table:table-cell>
          <table:table-cell table:style-name="ce50" office:value-type="float" office:value="4355841" calcext:value-type="float">
            <text:p><text:s/>4,355,8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3892057.996633" calcext:value-type="float">
            <text:p><text:s/>3,892,058 <text:s/></text:p>
          </table:table-cell>
          <table:table-cell table:style-name="ce51" office:value-type="float" office:value="879385" calcext:value-type="float">
            <text:p><text:s/>879,385 <text:s/></text:p>
          </table:table-cell>
          <table:table-cell table:style-name="ce51" office:value-type="float" office:value="4355841" calcext:value-type="float">
            <text:p><text:s/>4,355,84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62864.984348055" calcext:value-type="float">
            <text:p><text:s/>462,865 <text:s/></text:p>
          </table:table-cell>
          <table:table-cell table:style-name="ce50" office:value-type="float" office:value="17591.614" calcext:value-type="float">
            <text:p><text:s/>17,592 <text:s/></text:p>
          </table:table-cell>
          <table:table-cell table:style-name="ce50" office:value-type="float" office:value="595344.78911721" calcext:value-type="float">
            <text:p><text:s/>595,3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61866.591082061" calcext:value-type="float">
            <text:p><text:s/>461,867 <text:s/></text:p>
          </table:table-cell>
          <table:table-cell table:style-name="ce50" office:value-type="float" office:value="16109" calcext:value-type="float">
            <text:p><text:s/>16,109 <text:s/></text:p>
          </table:table-cell>
          <table:table-cell table:style-name="ce50" office:value-type="float" office:value="595344.78911721" calcext:value-type="float">
            <text:p><text:s/>595,3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998.393265993266" calcext:value-type="float">
            <text:p><text:s/>998 <text:s/></text:p>
          </table:table-cell>
          <table:table-cell table:style-name="ce50" office:value-type="float" office:value="1482.614" calcext:value-type="float">
            <text:p><text:s/>1,4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46373.23701085" calcext:value-type="float">
            <text:p><text:s/>1,346,373 <text:s/></text:p>
          </table:table-cell>
          <table:table-cell table:style-name="ce52" office:value-type="float" office:value="1513219.27984974" calcext:value-type="float">
            <text:p><text:s/>1,513,219 <text:s/></text:p>
          </table:table-cell>
          <table:table-cell table:style-name="ce52" office:value-type="float" office:value="432128.86854344" calcext:value-type="float">
            <text:p><text:s/>432,129 <text:s/></text:p>
          </table:table-cell>
          <table:table-cell table:style-name="ce52" office:value-type="float" office:value="259301.401482275" calcext:value-type="float">
            <text:p><text:s/>259,301 <text:s/></text:p>
          </table:table-cell>
          <table:table-cell table:style-name="ce52" office:value-type="float" office:value="144958.81019337" calcext:value-type="float">
            <text:p><text:s/>144,959 <text:s/></text:p>
          </table:table-cell>
          <table:table-cell table:style-name="ce52" office:value-type="float" office:value="143992.10354337" calcext:value-type="float">
            <text:p><text:s/>143,9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966.70665" calcext:value-type="float">
            <text:p><text:s/>967 <text:s/></text:p>
          </table:table-cell>
          <table:table-cell table:style-name="ce52" office:value-type="float" office:value="114342.591288905" calcext:value-type="float">
            <text:p><text:s/>114,343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75080.98111859" calcext:value-type="float">
            <text:p><text:s/>1,175,081 <text:s/></text:p>
          </table:table-cell>
          <table:table-cell table:style-name="ce52" office:value-type="float" office:value="1258850.27984974" calcext:value-type="float">
            <text:p><text:s/>1,258,850 <text:s/></text:p>
          </table:table-cell>
          <table:table-cell table:style-name="ce52" office:value-type="float" office:value="432128.86854344" calcext:value-type="float">
            <text:p><text:s/>432,129 <text:s/></text:p>
          </table:table-cell>
          <table:table-cell table:style-name="ce52" office:value-type="float" office:value="259301.401482275" calcext:value-type="float">
            <text:p><text:s/>259,301 <text:s/></text:p>
          </table:table-cell>
          <table:table-cell table:style-name="ce52" office:value-type="float" office:value="144958.81019337" calcext:value-type="float">
            <text:p><text:s/>144,959 <text:s/></text:p>
          </table:table-cell>
          <table:table-cell table:style-name="ce52" office:value-type="float" office:value="143992.10354337" calcext:value-type="float">
            <text:p><text:s/>143,9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966.70665" calcext:value-type="float">
            <text:p><text:s/>967 <text:s/></text:p>
          </table:table-cell>
          <table:table-cell table:style-name="ce52" office:value-type="float" office:value="114342.591288905" calcext:value-type="float">
            <text:p><text:s/>114,3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525823.443071455" calcext:value-type="float">
            <text:p><text:s/>525,823 <text:s/></text:p>
          </table:table-cell>
          <table:table-cell table:style-name="ce50" office:value-type="float" office:value="374500.21084974" calcext:value-type="float">
            <text:p><text:s/>374,500 <text:s/></text:p>
          </table:table-cell>
          <table:table-cell table:style-name="ce50" office:value-type="float" office:value="361197.86854344" calcext:value-type="float">
            <text:p><text:s/>361,198 <text:s/></text:p>
          </table:table-cell>
          <table:table-cell table:style-name="ce50" office:value-type="float" office:value="259301.401482275" calcext:value-type="float">
            <text:p><text:s/>259,301 <text:s/></text:p>
          </table:table-cell>
          <table:table-cell table:style-name="ce50" office:value-type="float" office:value="144958.81019337" calcext:value-type="float">
            <text:p><text:s/>144,959 <text:s/></text:p>
          </table:table-cell>
          <table:table-cell table:style-name="ce50" office:value-type="float" office:value="143992.10354337" calcext:value-type="float">
            <text:p><text:s/>143,9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66.70665" calcext:value-type="float">
            <text:p><text:s/>967 <text:s/></text:p>
          </table:table-cell>
          <table:table-cell table:style-name="ce50" office:value-type="float" office:value="114342.591288905" calcext:value-type="float">
            <text:p><text:s/>114,3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9155.0241412391" calcext:value-type="float">
            <text:p><text:s/>19,155 <text:s/></text:p>
          </table:table-cell>
          <table:table-cell table:style-name="ce50" office:value-type="float" office:value="28445.21084974" calcext:value-type="float">
            <text:p><text:s/>28,4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7493.9393939394" calcext:value-type="float">
            <text:p><text:s/>17,494 <text:s/></text:p>
          </table:table-cell>
          <table:table-cell table:style-name="ce50" office:value-type="float" office:value="23247" calcext:value-type="float">
            <text:p><text:s/>23,247 <text:s/></text:p>
          </table:table-cell>
          <table:table-cell table:style-name="ce50" office:value-type="float" office:value="2428" calcext:value-type="float">
            <text:p><text:s/>2,4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557.57575757576" calcext:value-type="float">
            <text:p><text:s/>1,55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56" calcext:value-type="float">
            <text:p><text:s/>2,056 <text:s/></text:p>
          </table:table-cell>
          <table:table-cell table:number-columns-repeated="3" table:style-name="ce50" office:value-type="float" office:value="143992.10354337" calcext:value-type="float">
            <text:p><text:s/>143,9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61086.2640480606" calcext:value-type="float">
            <text:p><text:s/>61,0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0633.86854344" calcext:value-type="float">
            <text:p><text:s/>80,634 <text:s/></text:p>
          </table:table-cell>
          <table:table-cell table:style-name="ce50" office:value-type="float" office:value="2.21457332266667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.21457332266667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60328.6882904848" calcext:value-type="float">
            <text:p><text:s/>60,32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633.86854344" calcext:value-type="float">
            <text:p><text:s/>79,634 <text:s/></text:p>
          </table:table-cell>
          <table:table-cell table:style-name="ce50" office:value-type="float" office:value="2.21457332266667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.21457332266667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.21457332266667" calcext:value-type="float">
            <text:p>( 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.21457332266667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0328.6882904848" calcext:value-type="float">
            <text:p>( 60,329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79633.86854344" calcext:value-type="float">
            <text:p>( 79,63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57.575757575758" calcext:value-type="float">
            <text:p><text:s/>758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000" calcext:value-type="float">
            <text:p><text:s/>1,00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4296.2962962963" calcext:value-type="float">
            <text:p><text:s/>4,296 <text:s/></text:p>
          </table:table-cell>
          <table:table-cell table:style-name="ce50" office:value-type="float" office:value="6380" calcext:value-type="float">
            <text:p><text:s/>6,3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4374.24242424242" calcext:value-type="float">
            <text:p><text:s/>4,3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74" calcext:value-type="float">
            <text:p><text:s/>5,7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8969.44444444444" calcext:value-type="float">
            <text:p><text:s/>8,969 <text:s/></text:p>
          </table:table-cell>
          <table:table-cell table:style-name="ce54" office:value-type="float" office:value="1920" calcext:value-type="float">
            <text:p><text:s/>1,920 <text:s/></text:p>
          </table:table-cell>
          <table:table-cell table:style-name="ce54" office:value-type="float" office:value="10133" calcext:value-type="float">
            <text:p><text:s/>10,133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4471.464646465" calcext:value-type="float">
            <text:p><text:s/>174,471 <text:s/></text:p>
          </table:table-cell>
          <table:table-cell table:style-name="ce50" office:value-type="float" office:value="231135" calcext:value-type="float">
            <text:p><text:s/>231,135 <text:s/></text:p>
          </table:table-cell>
          <table:table-cell table:style-name="ce50" office:value-type="float" office:value="24849" calcext:value-type="float">
            <text:p><text:s/>24,8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4471.464646465" calcext:value-type="float">
            <text:p><text:s/>174,471 <text:s/></text:p>
          </table:table-cell>
          <table:table-cell table:style-name="ce50" office:value-type="float" office:value="231135" calcext:value-type="float">
            <text:p><text:s/>231,135 <text:s/></text:p>
          </table:table-cell>
          <table:table-cell table:style-name="ce50" office:value-type="float" office:value="24849" calcext:value-type="float">
            <text:p><text:s/>24,8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9804.0404040404" calcext:value-type="float">
            <text:p>( 69,804 <text:s/>)</text:p>
          </table:table-cell>
          <table:table-cell table:style-name="ce53" office:value-type="float" office:value="103659" calcext:value-type="float">
            <text:p>( 103,65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1488.8888888889" calcext:value-type="float">
            <text:p>( 41,489 <text:s/>)</text:p>
          </table:table-cell>
          <table:table-cell table:style-name="ce55" office:value-type="float" office:value="61611" calcext:value-type="float">
            <text:p>( 61,611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8864.393939394" calcext:value-type="float">
            <text:p><text:s/>118,8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901" calcext:value-type="float">
            <text:p><text:s/>156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18864.393939394" calcext:value-type="float">
            <text:p><text:s/>118,8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6901" calcext:value-type="float">
            <text:p><text:s/>156,90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3277.3569023569" calcext:value-type="float">
            <text:p><text:s/>13,277 <text:s/></text:p>
          </table:table-cell>
          <table:table-cell table:style-name="ce50" office:value-type="float" office:value="6452" calcext:value-type="float">
            <text:p><text:s/>6,452 <text:s/></text:p>
          </table:table-cell>
          <table:table-cell table:style-name="ce50" office:value-type="float" office:value="11791" calcext:value-type="float">
            <text:p><text:s/>11,7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261.27946127946" calcext:value-type="float">
            <text:p><text:s/>1,261 <text:s/></text:p>
          </table:table-cell>
          <table:table-cell table:style-name="ce54" office:value-type="float" office:value="1873" calcext:value-type="float">
            <text:p><text:s/>1,87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94882.8282828283" calcext:value-type="float">
            <text:p><text:s/>94,883 <text:s/></text:p>
          </table:table-cell>
          <table:table-cell table:style-name="ce50" office:value-type="float" office:value="74823" calcext:value-type="float">
            <text:p><text:s/>74,823 <text:s/></text:p>
          </table:table-cell>
          <table:table-cell table:style-name="ce50" office:value-type="float" office:value="58736" calcext:value-type="float">
            <text:p><text:s/>58,7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5981.81818181818" calcext:value-type="float">
            <text:p><text:s/>5,9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896" calcext:value-type="float">
            <text:p><text:s/>7,89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51.515151515152" calcext:value-type="float">
            <text:p><text:s/>152 <text:s/></text:p>
          </table:table-cell>
          <table:table-cell table:style-name="ce50" office:value-type="float" office:value="225" calcext:value-type="float">
            <text:p><text:s/>2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307.083365582" calcext:value-type="float">
            <text:p><text:s/>115,307 <text:s/></text:p>
          </table:table-cell>
          <table:table-cell table:style-name="ce50" office:value-type="float" office:value="966.70665" calcext:value-type="float">
            <text:p><text:s/>9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66.70665" calcext:value-type="float">
            <text:p><text:s/>967 <text:s/></text:p>
          </table:table-cell>
          <table:table-cell table:style-name="ce50" office:value-type="float" office:value="114340.376715582" calcext:value-type="float">
            <text:p><text:s/>114,34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42282.201346801" calcext:value-type="float">
            <text:p><text:s/>142,282 <text:s/></text:p>
          </table:table-cell>
          <table:table-cell table:style-name="ce50" office:value-type="float" office:value="162464.069" calcext:value-type="float">
            <text:p><text:s/>162,464 <text:s/></text:p>
          </table:table-cell>
          <table:table-cell table:style-name="ce50" office:value-type="float" office:value="43400" calcext:value-type="float">
            <text:p><text:s/>43,4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17990.955555556" calcext:value-type="float">
            <text:p><text:s/>117,991 <text:s/></text:p>
          </table:table-cell>
          <table:table-cell table:style-name="ce50" office:value-type="float" office:value="140400.069" calcext:value-type="float">
            <text:p><text:s/>140,400 <text:s/></text:p>
          </table:table-cell>
          <table:table-cell table:style-name="ce50" office:value-type="float" office:value="30948" calcext:value-type="float">
            <text:p><text:s/>30,9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2369.3602693603" calcext:value-type="float">
            <text:p><text:s/>22,369 <text:s/></text:p>
          </table:table-cell>
          <table:table-cell table:style-name="ce50" office:value-type="float" office:value="19516" calcext:value-type="float">
            <text:p><text:s/>19,516 <text:s/></text:p>
          </table:table-cell>
          <table:table-cell table:style-name="ce50" office:value-type="float" office:value="12180" calcext:value-type="float">
            <text:p><text:s/>12,1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921.88552188552" calcext:value-type="float">
            <text:p><text:s/>1,922 <text:s/></text:p>
          </table:table-cell>
          <table:table-cell table:style-name="ce51" office:value-type="float" office:value="2548" calcext:value-type="float">
            <text:p><text:s/>2,548 <text:s/></text:p>
          </table:table-cell>
          <table:table-cell table:style-name="ce51" office:value-type="float" office:value="272" calcext:value-type="float">
            <text:p><text:s/>27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06975.336700337" calcext:value-type="float">
            <text:p><text:s/>506,975 <text:s/></text:p>
          </table:table-cell>
          <table:table-cell table:style-name="ce52" office:value-type="float" office:value="721886" calcext:value-type="float">
            <text:p><text:s/>721,886 <text:s/></text:p>
          </table:table-cell>
          <table:table-cell table:style-name="ce52" office:value-type="float" office:value="27531" calcext:value-type="float">
            <text:p><text:s/>27,53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171292.255892256" calcext:value-type="float">
            <text:p><text:s/>171,292 <text:s/></text:p>
          </table:table-cell>
          <table:table-cell table:style-name="ce50" office:value-type="float" office:value="254369" calcext:value-type="float">
            <text:p><text:s/>254,3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171292.255892256" calcext:value-type="float">
            <text:p><text:s/>171,292 <text:s/></text:p>
          </table:table-cell>
          <table:table-cell table:style-name="ce50" office:value-type="float" office:value="254369" calcext:value-type="float">
            <text:p><text:s/>254,36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5449403.013856" calcext:value-type="float">
            <text:p><text:s/>15,449,403 <text:s/></text:p>
          </table:table-cell>
          <table:table-cell table:style-name="ce57" office:value-type="float" office:value="361994.752655918" calcext:value-type="float">
            <text:p><text:s/>361,995 <text:s/></text:p>
          </table:table-cell>
          <table:table-cell table:style-name="ce57" office:value-type="float" office:value="15087408.2612001" calcext:value-type="float">
            <text:p><text:s/>15,087,408 <text:s/></text:p>
          </table:table-cell>
          <table:table-cell table:style-name="ce57" office:value-type="float" office:value="1251111.889272" calcext:value-type="float">
            <text:p><text:s/>1,251,112 <text:s/></text:p>
          </table:table-cell>
          <table:table-cell table:style-name="ce57" office:value-type="float" office:value="266619.923893" calcext:value-type="float">
            <text:p><text:s/>266,620 <text:s/></text:p>
          </table:table-cell>
          <table:table-cell table:style-name="ce57" office:value-type="float" office:value="252533.923893" calcext:value-type="float">
            <text:p><text:s/>252,5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086" calcext:value-type="float">
            <text:p><text:s/>14,086 <text:s/></text:p>
          </table:table-cell>
          <table:table-cell table:style-name="ce57" office:value-type="float" office:value="984491.965379" calcext:value-type="float">
            <text:p><text:s/>984,49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4740217.9" calcext:value-type="float">
            <text:p><text:s/>14,740,218 <text:s/></text:p>
          </table:table-cell>
          <table:table-cell table:style-name="ce57" office:value-type="float" office:value="91369.7526559183" calcext:value-type="float">
            <text:p><text:s/>91,370 <text:s/></text:p>
          </table:table-cell>
          <table:table-cell table:style-name="ce57" office:value-type="float" office:value="14648848.1473441" calcext:value-type="float">
            <text:p><text:s/>14,648,84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241571" calcext:value-type="float">
            <text:p><text:s/>241,571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467614.113856" calcext:value-type="float">
            <text:p><text:s/>467,614 <text:s/></text:p>
          </table:table-cell>
          <table:table-cell table:style-name="ce57" office:value-type="float" office:value="29054" calcext:value-type="float">
            <text:p><text:s/>29,054 <text:s/></text:p>
          </table:table-cell>
          <table:table-cell table:style-name="ce57" office:value-type="float" office:value="438560.113856" calcext:value-type="float">
            <text:p><text:s/>438,560 <text:s/></text:p>
          </table:table-cell>
          <table:table-cell table:style-name="ce57" office:value-type="float" office:value="1251111.889272" calcext:value-type="float">
            <text:p><text:s/>1,251,112 <text:s/></text:p>
          </table:table-cell>
          <table:table-cell table:style-name="ce57" office:value-type="float" office:value="266619.923893" calcext:value-type="float">
            <text:p><text:s/>266,620 <text:s/></text:p>
          </table:table-cell>
          <table:table-cell table:style-name="ce57" office:value-type="float" office:value="252533.923893" calcext:value-type="float">
            <text:p><text:s/>252,53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086" calcext:value-type="float">
            <text:p><text:s/>14,086 <text:s/></text:p>
          </table:table-cell>
          <table:table-cell table:style-name="ce57" office:value-type="float" office:value="984491.965379" calcext:value-type="float">
            <text:p><text:s/>984,49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051024.715" calcext:value-type="float">
            <text:p><text:s/>5,051,025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8415805.2" calcext:value-type="float">
            <text:p><text:s/>38,415,80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8415805.2" calcext:value-type="float">
            <text:p><text:s/>38,415,805 <text:s/></text:p>
          </table:table-cell>
          <table:table-cell table:style-name="ce51" office:value-type="float" office:value="5051024.715" calcext:value-type="float">
            <text:p><text:s/>5,051,025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2810.962714" calcext:value-type="float">
            <text:p><text:s/>132,811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8415805.2" calcext:value-type="float">
            <text:p><text:s/>38,415,805 <text:s/></text:p>
          </table:table-cell>
          <table:table-cell table:style-name="ce50" office:value-type="float" office:value="8942251.715" calcext:value-type="float">
            <text:p><text:s/>8,942,2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8415805.2" calcext:value-type="float">
            <text:p><text:s/>38,415,805 <text:s/></text:p>
          </table:table-cell>
          <table:table-cell table:style-name="ce50" office:value-type="float" office:value="8942251.715" calcext:value-type="float">
            <text:p><text:s/>8,942,2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91227" calcext:value-type="float">
            <text:p><text:s/>3,891,2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473315.573" calcext:value-type="float">
            <text:p><text:s/>169,473,3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891227" calcext:value-type="float">
            <text:p><text:s/>3,891,22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473315.573" calcext:value-type="float">
            <text:p><text:s/>169,473,316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634990.021" calcext:value-type="float">
            <text:p><text:s/>15,634,99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28.204" calcext:value-type="float">
            <text:p><text:s/>3,42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566.285" calcext:value-type="float">
            <text:p><text:s/>39,56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38791.681" calcext:value-type="float">
            <text:p><text:s/>3,438,79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653786.415" calcext:value-type="float">
            <text:p><text:s/>6,653,78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55559" calcext:value-type="float">
            <text:p><text:s/>4,755,55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7144.454" calcext:value-type="float">
            <text:p><text:s/>347,144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396713.982" calcext:value-type="float">
            <text:p><text:s/>396,71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397887.575286" calcext:value-type="float">
            <text:p><text:s/>8,397,888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45307627.014" calcext:value-type="float">
            <text:p><text:s/>145,307,627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45307627.014" calcext:value-type="float">
            <text:p><text:s/>145,307,62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8060035.477" calcext:value-type="float">
            <text:p><text:s/>78,060,03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0895.339" calcext:value-type="float">
            <text:p><text:s/>290,8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48281.594" calcext:value-type="float">
            <text:p><text:s/>3,048,2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792457.366" calcext:value-type="float">
            <text:p><text:s/>8,792,4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07838.327" calcext:value-type="float">
            <text:p><text:s/>307,8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0732.488" calcext:value-type="float">
            <text:p><text:s/>540,7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15294.689" calcext:value-type="float">
            <text:p><text:s/>3,615,2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3135.653" calcext:value-type="float">
            <text:p><text:s/>373,1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707991.817" calcext:value-type="float">
            <text:p><text:s/>16,707,99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66749.037" calcext:value-type="float">
            <text:p><text:s/>6,166,7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5856.721" calcext:value-type="float">
            <text:p>( 125,85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582104.141" calcext:value-type="float">
            <text:p>( 4,582,10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65481.622" calcext:value-type="float">
            <text:p><text:s/>7,265,4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94083.152" calcext:value-type="float">
            <text:p><text:s/>2,994,08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81678.006" calcext:value-type="float">
            <text:p><text:s/>281,6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04680.52" calcext:value-type="float">
            <text:p><text:s/>2,304,6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16021.082" calcext:value-type="float">
            <text:p><text:s/>816,02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495445.572" calcext:value-type="float">
            <text:p><text:s/>3,495,4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98188.079" calcext:value-type="float">
            <text:p><text:s/>4,298,18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8756.874" calcext:value-type="float">
            <text:p><text:s/>2,268,7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9431.205" calcext:value-type="float">
            <text:p><text:s/>2,029,4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80708.465" calcext:value-type="float">
            <text:p>( 480,708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637897.532" calcext:value-type="float">
            <text:p>( 637,89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937241.734" calcext:value-type="float">
            <text:p><text:s/>11,937,2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080181.043" calcext:value-type="float">
            <text:p><text:s/>11,080,1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57060.691" calcext:value-type="float">
            <text:p><text:s/>857,06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89318.674" calcext:value-type="float">
            <text:p>( 489,31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975837.373" calcext:value-type="float">
            <text:p><text:s/>3,975,837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219534.491" calcext:value-type="float">
            <text:p><text:s/>1,219,5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78540.855" calcext:value-type="float">
            <text:p><text:s/>11,878,5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7054030.127" calcext:value-type="float">
            <text:p>( 7,054,03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7751.658" calcext:value-type="float">
            <text:p><text:s/>1,487,7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8610.007" calcext:value-type="float">
            <text:p><text:s/>228,6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19414.844" calcext:value-type="float">
            <text:p><text:s/>619,41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39869.219" calcext:value-type="float">
            <text:p><text:s/>1,639,8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2272.77" calcext:value-type="float">
            <text:p><text:s/>482,27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1426.003" calcext:value-type="float">
            <text:p><text:s/>411,4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1426.003" calcext:value-type="float">
            <text:p><text:s/>411,4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43551.391" calcext:value-type="float">
            <text:p><text:s/>2,143,55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50946.794" calcext:value-type="float">
            <text:p><text:s/>1,150,94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92604.597" calcext:value-type="float">
            <text:p><text:s/>992,6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180890.282" calcext:value-type="float">
            <text:p><text:s/>32,180,8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386621.889" calcext:value-type="float">
            <text:p><text:s/>4,386,6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09278.622" calcext:value-type="float">
            <text:p><text:s/>1,809,2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3398.086" calcext:value-type="float">
            <text:p><text:s/>543,3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2669.94" calcext:value-type="float">
            <text:p><text:s/>552,6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5210.184" calcext:value-type="float">
            <text:p><text:s/>1,035,21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90037.78" calcext:value-type="float">
            <text:p><text:s/>990,0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7193.146" calcext:value-type="float">
            <text:p><text:s/>387,19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44790.678" calcext:value-type="float">
            <text:p><text:s/>5,344,7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31197.032" calcext:value-type="float">
            <text:p><text:s/>3,831,197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3300492.925" calcext:value-type="float">
            <text:p><text:s/>13,300,493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2511723.861" calcext:value-type="float">
            <text:p><text:s/>32,511,72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8415805.2" calcext:value-type="float">
            <text:p><text:s/>38,415,805 <text:s/></text:p>
          </table:table-cell>
          <table:table-cell table:style-name="ce57" office:value-type="float" office:value="8942251.715" calcext:value-type="float">
            <text:p><text:s/>8,942,25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8415805.2" calcext:value-type="float">
            <text:p><text:s/>38,415,805 <text:s/></text:p>
          </table:table-cell>
          <table:table-cell table:style-name="ce57" office:value-type="float" office:value="8942251.715" calcext:value-type="float">
            <text:p><text:s/>8,942,25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8年(西元1999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73176" calcext:value-type="float">
            <text:p><text:s/>73,176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3176" calcext:value-type="float">
            <text:p><text:s/>73,176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3176" calcext:value-type="float">
            <text:p><text:s/>73,176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3176" calcext:value-type="float">
            <text:p><text:s/>73,176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195.28" calcext:value-type="float">
            <text:p><text:s/>2,1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195.28" calcext:value-type="float">
            <text:p><text:s/>2,19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70980.72" calcext:value-type="float">
            <text:p><text:s/>70,981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